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13.23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 style:vertical-align="top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 style:vertical-align="top"/>
    </style:style>
    <style:style style:name="ce11" style:family="table-cell" style:parent-style-name="Default">
      <style:table-cell-properties fo:background-color="#e6e6ff" fo:border="0.06pt solid #000000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cc" fo:border="0.06pt solid #000000" style:vertical-align="top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ackground-color="#ffffcc"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fo:border="none" style:vertical-align="top"/>
    </style:style>
    <style:style style:name="ce19" style:family="table-cell" style:parent-style-name="Default">
      <style:table-cell-properties fo:background-color="#ffffcc"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2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none" style:text-underline-color="font-color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hase I" table:style-name="ta1" table:print-ranges="'Phase I'.A1:'Phase I'.J8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ce7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9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95" table:default-cell-style-name="Default"/>
        <table:table-row table:style-name="ro1">
          <table:table-cell table:style-name="ce1" office:value-type="string" calcext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Phase I : Etude préalable, étude bibliographique et conception générale</text:p>
          </table:table-cell>
          <table:table-cell table:style-name="Default" table:number-columns-repeated="9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ce8" office:value-type="string" calcext:value-type="string">
            <text:p>Prénom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Année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Binome 1</text:p>
          </table:table-cell>
          <table:table-cell table:style-name="ce9" office:value-type="string" calcext:value-type="string">
            <text:p>Florent</text:p>
          </table:table-cell>
          <table:table-cell table:style-name="ce9" office:value-type="string" calcext:value-type="string">
            <text:p>Guillemot</text:p>
          </table:table-cell>
          <table:table-cell table:style-name="ce13" office:value-type="string" calcext:value-type="string">
            <text:p>2014-2015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Binome 2</text:p>
          </table:table-cell>
          <table:table-cell table:style-name="ce9" office:value-type="string" calcext:value-type="string">
            <text:p>Gwenn</text:p>
          </table:table-cell>
          <table:table-cell table:style-name="ce9" office:value-type="string" calcext:value-type="string">
            <text:p>Meynier</text:p>
          </table:table-cell>
          <table:table-cell table:style-name="ce8" office:value-type="string" calcext:value-type="string">
            <text:p>Date</text:p>
          </table:table-cell>
          <table:table-cell table:style-name="Default"/>
          <table:table-cell table:style-name="ce21" table:number-columns-repeated="5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3"/>
          <table:table-cell table:style-name="ce14" office:value-type="date" office:date-value="2014-11-30" calcext:value-type="date">
            <text:p>30/11/14</text:p>
          </table:table-cell>
          <table:table-cell table:style-name="Default"/>
          <table:table-cell table:style-name="ce8" office:value-type="string" calcext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Jury 1</text:p>
          </table:table-cell>
          <table:table-cell table:style-name="ce9" office:value-type="string" calcext:value-type="string">
            <text:p>Nicolas</text:p>
          </table:table-cell>
          <table:table-cell table:style-name="ce9" office:value-type="string" calcext:value-type="string">
            <text:p>Normand</text:p>
          </table:table-cell>
          <table:table-cell table:style-name="Default" table:number-columns-repeated="2"/>
          <table:table-cell table:style-name="ce22" office:value-type="string" calcext:value-type="string">
            <text:p>A</text:p>
          </table:table-cell>
          <table:table-cell table:style-name="ce25" office:value-type="string" calcext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Jury 2</text:p>
          </table:table-cell>
          <table:table-cell table:style-name="ce9" office:value-type="string" calcext:value-type="string">
            <text:p>Jean-Pierre</text:p>
          </table:table-cell>
          <table:table-cell table:style-name="ce9"/>
          <table:table-cell table:style-name="Default" table:number-columns-repeated="2"/>
          <table:table-cell table:style-name="ce22" office:value-type="string" calcext:value-type="string">
            <text:p>B</text:p>
          </table:table-cell>
          <table:table-cell table:style-name="ce25" office:value-type="string" calcext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 calcext:value-type="string">
            <text:p>C</text:p>
          </table:table-cell>
          <table:table-cell table:style-name="ce7" office:value-type="string" calcext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 calcext:value-type="string">
            <text:p>D</text:p>
          </table:table-cell>
          <table:table-cell table:style-name="ce25" office:value-type="string" calcext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calcext:value-type="string" table:number-columns-spanned="4" table:number-rows-spanned="1">
            <text:p>max</text:p>
          </table:table-cell>
          <table:covered-table-cell table:number-columns-repeated="3" table:style-name="Default"/>
          <table:table-cell/>
          <table:table-cell table:style-name="ce8" office:value-type="string" calcext:value-type="string" table:number-columns-spanned="4" table:number-rows-spanned="1">
            <text:p>min</text:p>
          </table:table-cell>
          <table:covered-table-cell table:number-columns-repeated="3" table:style-name="Default"/>
          <table:table-cell/>
          <table:table-cell table:style-name="Default"/>
          <table:table-cell/>
          <table:table-cell table:number-columns-repeated="2" table:style-name="ce31" office:value-type="string" calcext:value-type="string">
            <text:p>Note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7" office:value-type="string" calcext:value-type="string">
            <text:p>Remarque / Note / Commentair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25" calcext:value-type="float">
            <text:p>0,25</text:p>
          </table:table-cell>
          <table:table-cell/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oefficients</text:p>
          </table:table-cell>
          <table:table-cell/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in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 table:number-columns-spanned="1" table:number-rows-spanned="18">
            <text:p>Rapport</text:p>
          </table:table-cell>
          <table:table-cell office:value-type="string" calcext:value-type="string" table:number-columns-spanned="1" table:number-rows-spanned="8">
            <text:p>Organisation</text:p>
          </table:table-cell>
          <table:table-cell office:value-type="string" calcext:value-type="string" table:number-columns-spanned="1" table:number-rows-spanned="2">
            <text:p>Plan</text:p>
          </table:table-cell>
          <table:table-cell office:value-type="string" calcext:value-type="string">
            <text:p>Equilibre</text:p>
          </table:table-cell>
          <table:table-cell table:formula="of:=IF(COUNTA([.F15:.K15])=0;&quot;?&quot;;IF(COUNTA([.F15:.K15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15]&lt;&gt;&quot;&quot;;1;&quot;&quot;)">
            <text:p/>
          </table:table-cell>
          <table:table-cell table:formula="of:=IF([.G15]&lt;&gt;&quot;&quot;;1;&quot;&quot;)" office:value-type="float" office:value="1" calcext:value-type="float">
            <text:p>1</text:p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>
            <text:p/>
          </table:table-cell>
          <table:table-cell table:formula="of:=IF([.G15]&lt;&gt;&quot;&quot;;1;&quot;&quot;)" office:value-type="float" office:value="1" calcext:value-type="float">
            <text:p>1</text:p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15:.O15];[.L$14:.O$14])*[.V15]" office:value-type="float" office:value="0.75" calcext:value-type="float">
            <text:p>0,75</text:p>
          </table:table-cell>
          <table:table-cell table:formula="of:=SUMPRODUCT([.Q15:.T15];[.Q$14:.T$14])*[.V15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Cohérence</text:p>
          </table:table-cell>
          <table:table-cell table:formula="of:=IF(COUNTA([.F16:.K16])=0;&quot;?&quot;;IF(COUNTA([.F16:.K16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16]&lt;&gt;&quot;&quot;;1;&quot;&quot;)">
            <text:p/>
          </table:table-cell>
          <table:table-cell table:formula="of:=IF([.G16]&lt;&gt;&quot;&quot;;1;&quot;&quot;)" office:value-type="float" office:value="1" calcext:value-type="float">
            <text:p>1</text:p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>
            <text:p/>
          </table:table-cell>
          <table:table-cell table:formula="of:=IF([.G16]&lt;&gt;&quot;&quot;;1;&quot;&quot;)" office:value-type="float" office:value="1" calcext:value-type="float">
            <text:p>1</text:p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16:.O16];[.L$14:.O$14])*[.V16]" office:value-type="float" office:value="1.5" calcext:value-type="float">
            <text:p>1,5</text:p>
          </table:table-cell>
          <table:table-cell table:formula="of:=SUMPRODUCT([.Q16:.T16];[.Q$14:.T$14])*[.V1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calcext:value-type="string" table:number-columns-spanned="1" table:number-rows-spanned="3">
            <text:p>Fluidité</text:p>
          </table:table-cell>
          <table:table-cell office:value-type="string" calcext:value-type="string">
            <text:p>Introductions (partielles)</text:p>
          </table:table-cell>
          <table:table-cell table:formula="of:=IF(COUNTA([.F17:.K17])=0;&quot;?&quot;;IF(COUNTA([.F17:.K17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17]&lt;&gt;&quot;&quot;;1;&quot;&quot;)">
            <text:p/>
          </table:table-cell>
          <table:table-cell table:formula="of:=IF([.G17]&lt;&gt;&quot;&quot;;1;&quot;&quot;)">
            <text:p/>
          </table:table-cell>
          <table:table-cell table:formula="of:=IF([.H17]&lt;&gt;&quot;&quot;;1;&quot;&quot;)" office:value-type="float" office:value="1" calcext:value-type="float">
            <text:p>1</text:p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>
            <text:p/>
          </table:table-cell>
          <table:table-cell table:formula="of:=IF([.G17]&lt;&gt;&quot;&quot;;1;&quot;&quot;)">
            <text:p/>
          </table:table-cell>
          <table:table-cell table:formula="of:=IF([.H17]&lt;&gt;&quot;&quot;;1;&quot;&quot;)" office:value-type="float" office:value="1" calcext:value-type="float">
            <text:p>1</text:p>
          </table:table-cell>
          <table:table-cell table:formula="of:=IF([.I17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17:.O17];[.L$14:.O$14])*[.V17]" office:value-type="float" office:value="1" calcext:value-type="float">
            <text:p>1</text:p>
          </table:table-cell>
          <table:table-cell table:formula="of:=SUMPRODUCT([.Q17:.T17];[.Q$14:.T$14])*[.V17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Transitions</text:p>
          </table:table-cell>
          <table:table-cell table:formula="of:=IF(COUNTA([.F18:.K18])=0;&quot;?&quot;;IF(COUNTA([.F18:.K18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 office:value-type="float" office:value="1" calcext:value-type="float">
            <text:p>1</text:p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 office:value-type="float" office:value="1" calcext:value-type="float">
            <text:p>1</text:p>
          </table:table-cell>
          <table:table-cell table:formula="of:=IF([.I18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18:.O18];[.L$14:.O$14])*[.V18]" office:value-type="float" office:value="1" calcext:value-type="float">
            <text:p>1</text:p>
          </table:table-cell>
          <table:table-cell table:formula="of:=SUMPRODUCT([.Q18:.T18];[.Q$14:.T$14])*[.V18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Conclusions (partielles)</text:p>
          </table:table-cell>
          <table:table-cell table:formula="of:=IF(COUNTA([.F19:.K19])=0;&quot;?&quot;;IF(COUNTA([.F19:.K19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19]&lt;&gt;&quot;&quot;;1;&quot;&quot;)">
            <text:p/>
          </table:table-cell>
          <table:table-cell table:formula="of:=IF([.G19]&lt;&gt;&quot;&quot;;1;&quot;&quot;)" office:value-type="float" office:value="1" calcext:value-type="float">
            <text:p>1</text:p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>
            <text:p/>
          </table:table-cell>
          <table:table-cell table:formula="of:=IF([.G19]&lt;&gt;&quot;&quot;;1;&quot;&quot;)" office:value-type="float" office:value="1" calcext:value-type="float">
            <text:p>1</text:p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19:.O19];[.L$14:.O$14])*[.V19]" office:value-type="float" office:value="1.5" calcext:value-type="float">
            <text:p>1,5</text:p>
          </table:table-cell>
          <table:table-cell table:formula="of:=SUMPRODUCT([.Q19:.T19];[.Q$14:.T$14])*[.V19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calcext:value-type="string" table:number-columns-spanned="1" table:number-rows-spanned="3">
            <text:p>Tableaux, figures</text:p>
          </table:table-cell>
          <table:table-cell office:value-type="string" calcext:value-type="string">
            <text:p>Numérotés</text:p>
          </table:table-cell>
          <table:table-cell table:formula="of:=IF(COUNTA([.F20:.K20])=0;&quot;?&quot;;IF(COUNTA([.F20:.K20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0]&lt;&gt;&quot;&quot;;1;&quot;&quot;)" office:value-type="float" office:value="1" calcext:value-type="float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 office:value-type="float" office:value="1" calcext:value-type="float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0:.O20];[.L$14:.O$14])*[.V20]" office:value-type="float" office:value="1" calcext:value-type="float">
            <text:p>1</text:p>
          </table:table-cell>
          <table:table-cell table:formula="of:=SUMPRODUCT([.Q20:.T20];[.Q$14:.T$14])*[.V20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Légendés</text:p>
          </table:table-cell>
          <table:table-cell table:formula="of:=IF(COUNTA([.F21:.K21])=0;&quot;?&quot;;IF(COUNTA([.F21:.K21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1]&lt;&gt;&quot;&quot;;1;&quot;&quot;)" office:value-type="float" office:value="1" calcext:value-type="float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 office:value-type="float" office:value="1" calcext:value-type="float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1:.O21];[.L$14:.O$14])*[.V21]" office:value-type="float" office:value="1" calcext:value-type="float">
            <text:p>1</text:p>
          </table:table-cell>
          <table:table-cell table:formula="of:=SUMPRODUCT([.Q21:.T21];[.Q$14:.T$14])*[.V21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Référencés (non "en ligne")</text:p>
          </table:table-cell>
          <table:table-cell table:formula="of:=IF(COUNTA([.F22:.K22])=0;&quot;?&quot;;IF(COUNTA([.F22:.K22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2]&lt;&gt;&quot;&quot;;1;&quot;&quot;)" office:value-type="float" office:value="1" calcext:value-type="float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 office:value-type="float" office:value="1" calcext:value-type="float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2:.O22];[.L$14:.O$14])*[.V22]" office:value-type="float" office:value="1" calcext:value-type="float">
            <text:p>1</text:p>
          </table:table-cell>
          <table:table-cell table:formula="of:=SUMPRODUCT([.Q22:.T22];[.Q$14:.T$14])*[.V22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calcext:value-type="string" table:number-columns-spanned="1" table:number-rows-spanned="5">
            <text:p>Rédaction</text:p>
          </table:table-cell>
          <table:table-cell office:value-type="string" calcext:value-type="string" table:number-columns-spanned="1" table:number-rows-spanned="3">
            <text:p>Orthographe</text:p>
          </table:table-cell>
          <table:table-cell office:value-type="string" calcext:value-type="string">
            <text:p>Coquilles</text:p>
          </table:table-cell>
          <table:table-cell table:formula="of:=IF(COUNTA([.F23:.K23])=0;&quot;?&quot;;IF(COUNTA([.F23:.K23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 calcext:value-type="float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 calcext:value-type="float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3:.O23];[.L$14:.O$14])*[.V23]" office:value-type="float" office:value="0.75" calcext:value-type="float">
            <text:p>0,75</text:p>
          </table:table-cell>
          <table:table-cell table:formula="of:=SUMPRODUCT([.Q23:.T23];[.Q$14:.T$14])*[.V23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Fautes évitables</text:p>
          </table:table-cell>
          <table:table-cell table:formula="of:=IF(COUNTA([.F24:.K24])=0;&quot;?&quot;;IF(COUNTA([.F24:.K24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 calcext:value-type="float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 calcext:value-type="float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24:.O24];[.L$14:.O$14])*[.V24]" office:value-type="float" office:value="1.5" calcext:value-type="float">
            <text:p>1,5</text:p>
          </table:table-cell>
          <table:table-cell table:formula="of:=SUMPRODUCT([.Q24:.T24];[.Q$14:.T$14])*[.V2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Franglais, jargon</text:p>
          </table:table-cell>
          <table:table-cell table:formula="of:=IF(COUNTA([.F25:.K25])=0;&quot;?&quot;;IF(COUNTA([.F25:.K25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5]&lt;&gt;&quot;&quot;;1;&quot;&quot;)" office:value-type="float" office:value="1" calcext:value-type="float">
            <text:p>1</text:p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 office:value-type="float" office:value="1" calcext:value-type="float">
            <text:p>1</text:p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25:.O25];[.L$14:.O$14])*[.V25]" office:value-type="float" office:value="3" calcext:value-type="float">
            <text:p>3</text:p>
          </table:table-cell>
          <table:table-cell table:formula="of:=SUMPRODUCT([.Q25:.T25];[.Q$14:.T$14])*[.V25]" office:value-type="float" office:value="2.25" calcext:value-type="float">
            <text:p>2,2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calcext:value-type="string" table:number-columns-spanned="1" table:number-rows-spanned="2">
            <text:p>Rédaction</text:p>
          </table:table-cell>
          <table:table-cell office:value-type="string" calcext:value-type="string">
            <text:p>Aisée</text:p>
          </table:table-cell>
          <table:table-cell table:formula="of:=IF(COUNTA([.F26:.K26])=0;&quot;?&quot;;IF(COUNTA([.F26:.K26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 calcext:value-type="float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 calcext:value-type="float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PRODUCT([.L26:.O26];[.L$14:.O$14])*[.V26]" office:value-type="float" office:value="3" calcext:value-type="float">
            <text:p>3</text:p>
          </table:table-cell>
          <table:table-cell table:formula="of:=SUMPRODUCT([.Q26:.T26];[.Q$14:.T$14])*[.V26]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 calcext:value-type="string">
            <text:p>Absence de plagiat !</text:p>
          </table:table-cell>
          <table:table-cell table:formula="of:=IF(COUNTA([.F27:.K27])=0;&quot;?&quot;;IF(COUNTA([.F27:.K27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style-name="ce26" table:number-columns-repeated="2"/>
          <table:table-cell table:number-columns-repeated="2"/>
          <table:table-cell table:formula="of:=IF([.F27]&lt;&gt;&quot;&quot;;1;&quot;&quot;)">
            <text:p/>
          </table:table-cell>
          <table:table-cell table:formula="of:=IF([.G27]&lt;&gt;&quot;&quot;;1;&quot;&quot;)" office:value-type="float" office:value="1" calcext:value-type="float">
            <text:p>1</text:p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>
            <text:p/>
          </table:table-cell>
          <table:table-cell table:formula="of:=IF([.G27]&lt;&gt;&quot;&quot;;1;&quot;&quot;)" office:value-type="float" office:value="1" calcext:value-type="float">
            <text:p>1</text:p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7:.O27];[.L$14:.O$14])*[.V27]" office:value-type="float" office:value="0.75" calcext:value-type="float">
            <text:p>0,75</text:p>
          </table:table-cell>
          <table:table-cell table:formula="of:=SUMPRODUCT([.Q27:.T27];[.Q$14:.T$14])*[.V27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calcext:value-type="string" table:number-columns-spanned="1" table:number-rows-spanned="5">
            <text:p>Bibliographie</text:p>
          </table:table-cell>
          <table:table-cell office:value-type="string" calcext:value-type="string" table:number-columns-spanned="1" table:number-rows-spanned="4">
            <text:p>Références</text:p>
          </table:table-cell>
          <table:table-cell office:value-type="string" calcext:value-type="string">
            <text:p>Suffisantes (nombre, intérêt)</text:p>
          </table:table-cell>
          <table:table-cell table:formula="of:=IF(COUNTA([.F28:.K28])=0;&quot;?&quot;;IF(COUNTA([.F28:.K28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8]&lt;&gt;&quot;&quot;;1;&quot;&quot;)" office:value-type="float" office:value="1" calcext:value-type="float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table:formula="of:=IF([.F28]&lt;&gt;&quot;&quot;;1;&quot;&quot;)" office:value-type="float" office:value="1" calcext:value-type="float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28:.O28];[.L$14:.O$14])*[.V28]" office:value-type="float" office:value="3" calcext:value-type="float">
            <text:p>3</text:p>
          </table:table-cell>
          <table:table-cell table:formula="of:=SUMPRODUCT([.Q28:.T28];[.Q$14:.T$14])*[.V28]" office:value-type="float" office:value="2.25" calcext:value-type="float">
            <text:p>2,2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Pérennes</text:p>
          </table:table-cell>
          <table:table-cell table:formula="of:=IF(COUNTA([.F29:.K29])=0;&quot;?&quot;;IF(COUNTA([.F29:.K29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9]&lt;&gt;&quot;&quot;;1;&quot;&quot;)" office:value-type="float" office:value="1" calcext:value-type="float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table:formula="of:=IF([.F29]&lt;&gt;&quot;&quot;;1;&quot;&quot;)" office:value-type="float" office:value="1" calcext:value-type="float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9:.O29];[.L$14:.O$14])*[.V29]" office:value-type="float" office:value="1" calcext:value-type="float">
            <text:p>1</text:p>
          </table:table-cell>
          <table:table-cell table:formula="of:=SUMPRODUCT([.Q29:.T29];[.Q$14:.T$14])*[.V29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Complètes (auteurs, pages..)</text:p>
          </table:table-cell>
          <table:table-cell table:formula="of:=IF(COUNTA([.F30:.K30])=0;&quot;?&quot;;IF(COUNTA([.F30:.K30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30]&lt;&gt;&quot;&quot;;1;&quot;&quot;)" office:value-type="float" office:value="1" calcext:value-type="float">
            <text:p>1</text:p>
          </table:table-cell>
          <table:table-cell table:formula="of:=IF([.G30]&lt;&gt;&quot;&quot;;1;&quot;&quot;)">
            <text:p/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table:formula="of:=IF([.F30]&lt;&gt;&quot;&quot;;1;&quot;&quot;)" office:value-type="float" office:value="1" calcext:value-type="float">
            <text:p>1</text:p>
          </table:table-cell>
          <table:table-cell table:formula="of:=IF([.G30]&lt;&gt;&quot;&quot;;1;&quot;&quot;)">
            <text:p/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30:.O30];[.L$14:.O$14])*[.V30]" office:value-type="float" office:value="1" calcext:value-type="float">
            <text:p>1</text:p>
          </table:table-cell>
          <table:table-cell table:formula="of:=SUMPRODUCT([.Q30:.T30];[.Q$14:.T$14])*[.V30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Conséquentes (volume)</text:p>
          </table:table-cell>
          <table:table-cell table:formula="of:=IF(COUNTA([.F31:.K31])=0;&quot;?&quot;;IF(COUNTA([.F31:.K31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 calcext:value-type="float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 calcext:value-type="float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31:.O31];[.L$14:.O$14])*[.V31]" office:value-type="float" office:value="1.5" calcext:value-type="float">
            <text:p>1,5</text:p>
          </table:table-cell>
          <table:table-cell table:formula="of:=SUMPRODUCT([.Q31:.T31];[.Q$14:.T$14])*[.V31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calcext:value-type="string" table:number-columns-spanned="2" table:number-rows-spanned="1">
            <text:p>Références dans le texte</text:p>
          </table:table-cell>
          <table:covered-table-cell/>
          <table:table-cell table:formula="of:=IF(COUNTA([.F32:.K32])=0;&quot;?&quot;;IF(COUNTA([.F32:.K32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32]&lt;&gt;&quot;&quot;;1;&quot;&quot;)" office:value-type="float" office:value="1" calcext:value-type="float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table:formula="of:=IF([.F32]&lt;&gt;&quot;&quot;;1;&quot;&quot;)" office:value-type="float" office:value="1" calcext:value-type="float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32:.O32];[.L$14:.O$14])*[.V32]" office:value-type="float" office:value="2" calcext:value-type="float">
            <text:p>2</text:p>
          </table:table-cell>
          <table:table-cell table:formula="of:=SUMPRODUCT([.Q32:.T32];[.Q$14:.T$14])*[.V32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haute</text:p>
          </table:table-cell>
          <table:table-cell table:style-name="ce16" table:formula="of:=IF(COUNTA([.H27:.I27])=0;SUM([.X15:.X32])/[.V34]*20;0)" office:value-type="float" office:value="16.40625" calcext:value-type="float">
            <text:p>16,4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32])" office:value-type="float" office:value="32" calcext:value-type="float">
            <text:p>32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basse</text:p>
          </table:table-cell>
          <table:table-cell table:style-name="ce16" table:formula="of:=IF(COUNTA([.H27:.I27])=0;SUM([.Y15:.Y32])/[.V34]*20;0)" office:value-type="float" office:value="11.40625" calcext:value-type="float">
            <text:p>11,4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du jury</text:p>
          </table:table-cell>
          <table:table-cell table:style-name="ce17" office:value-type="float" office:value="13" calcext:value-type="float">
            <text:p>1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calcext:value-type="string" table:number-columns-spanned="1" table:number-rows-spanned="8">
            <text:p>Projection</text:p>
          </table:table-cell>
          <table:table-cell office:value-type="string" calcext:value-type="string" table:number-columns-spanned="1" table:number-rows-spanned="3">
            <text:p>Organisation</text:p>
          </table:table-cell>
          <table:table-cell office:value-type="string" calcext:value-type="string">
            <text:p>Plan</text:p>
          </table:table-cell>
          <table:table-cell table:style-name="ce10"/>
          <table:table-cell table:formula="of:=IF(COUNTA([.F39:.K39])=0;&quot;?&quot;;IF(COUNTA([.F39:.K39])=1;&quot;&quot;;&quot;!!!&quot;))" office:value-type="string" office:string-value="!!!" calcext:value-type="string">
            <text:p>!!!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ous n'avons pas encore fait le diaporama au moment du rendu.</text:p>
          </table:table-cell>
          <table:table-cell/>
          <table:table-cell table:formula="of:=IF([.F39]&lt;&gt;&quot;&quot;;1;&quot;&quot;)" office:value-type="float" office:value="1" calcext:value-type="float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 office:value-type="float" office:value="1" calcext:value-type="float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39:.O39];[.L$14:.O$14])*[.V39]" office:value-type="float" office:value="2" calcext:value-type="float">
            <text:p>2</text:p>
          </table:table-cell>
          <table:table-cell table:formula="of:=SUMPRODUCT([.Q39:.T39];[.Q$14:.T$14])*[.V39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Liaisons</text:p>
          </table:table-cell>
          <table:table-cell table:style-name="ce10"/>
          <table:table-cell table:formula="of:=IF(COUNTA([.F40:.K40])=0;&quot;?&quot;;IF(COUNTA([.F40:.K40])=1;&quot;&quot;;&quot;!!!&quot;)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l ne nous est donc pas possible de noter cette partie.</text:p>
          </table:table-cell>
          <table:table-cell/>
          <table:table-cell table:formula="of:=IF([.F40]&lt;&gt;&quot;&quot;;1;&quot;&quot;)">
            <text:p/>
          </table:table-cell>
          <table:table-cell table:formula="of:=IF([.G40]&lt;&gt;&quot;&quot;;1;&quot;&quot;)" office:value-type="float" office:value="1" calcext:value-type="float">
            <text:p>1</text:p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>
            <text:p/>
          </table:table-cell>
          <table:table-cell table:formula="of:=IF([.G40]&lt;&gt;&quot;&quot;;1;&quot;&quot;)" office:value-type="float" office:value="1" calcext:value-type="float">
            <text:p>1</text:p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0:.O40];[.L$14:.O$14])*[.V40]" office:value-type="float" office:value="1.5" calcext:value-type="float">
            <text:p>1,5</text:p>
          </table:table-cell>
          <table:table-cell table:formula="of:=SUMPRODUCT([.Q40:.T40];[.Q$14:.T$14])*[.V40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Numérotation</text:p>
          </table:table-cell>
          <table:table-cell table:style-name="ce10"/>
          <table:table-cell table:formula="of:=IF(COUNTA([.F41:.K41])=0;&quot;?&quot;;IF(COUNTA([.F41:.K41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41]&lt;&gt;&quot;&quot;;1;&quot;&quot;)" office:value-type="float" office:value="1" calcext:value-type="float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 office:value-type="float" office:value="1" calcext:value-type="float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41:.O41];[.L$14:.O$14])*[.V41]" office:value-type="float" office:value="1" calcext:value-type="float">
            <text:p>1</text:p>
          </table:table-cell>
          <table:table-cell table:formula="of:=SUMPRODUCT([.Q41:.T41];[.Q$14:.T$14])*[.V41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Contenu</text:p>
          </table:table-cell>
          <table:table-cell office:value-type="string" calcext:value-type="string">
            <text:p>Informatif</text:p>
          </table:table-cell>
          <table:table-cell table:style-name="ce10"/>
          <table:table-cell table:formula="of:=IF(COUNTA([.F42:.K42])=0;&quot;?&quot;;IF(COUNTA([.F42:.K42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 calcext:value-type="float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 calcext:value-type="float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42:.O42];[.L$14:.O$14])*[.V42]" office:value-type="float" office:value="2.25" calcext:value-type="float">
            <text:p>2,25</text:p>
          </table:table-cell>
          <table:table-cell table:formula="of:=SUMPRODUCT([.Q42:.T42];[.Q$14:.T$14])*[.V42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Concis</text:p>
          </table:table-cell>
          <table:table-cell table:style-name="ce10"/>
          <table:table-cell table:formula="of:=IF(COUNTA([.F43:.K43])=0;&quot;?&quot;;IF(COUNTA([.F43:.K43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 calcext:value-type="float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 calcext:value-type="float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43:.O43];[.L$14:.O$14])*[.V43]" office:value-type="float" office:value="0.75" calcext:value-type="float">
            <text:p>0,75</text:p>
          </table:table-cell>
          <table:table-cell table:formula="of:=SUMPRODUCT([.Q43:.T43];[.Q$14:.T$14])*[.V43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Clair</text:p>
          </table:table-cell>
          <table:table-cell table:style-name="ce10"/>
          <table:table-cell table:formula="of:=IF(COUNTA([.F44:.K44])=0;&quot;?&quot;;IF(COUNTA([.F44:.K44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 calcext:value-type="float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 calcext:value-type="float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4:.O44];[.L$14:.O$14])*[.V44]" office:value-type="float" office:value="1.5" calcext:value-type="float">
            <text:p>1,5</text:p>
          </table:table-cell>
          <table:table-cell table:formula="of:=SUMPRODUCT([.Q44:.T44];[.Q$14:.T$14])*[.V4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Orthographe</text:p>
          </table:table-cell>
          <table:table-cell table:style-name="ce10"/>
          <table:table-cell table:formula="of:=IF(COUNTA([.F45:.K45])=0;&quot;?&quot;;IF(COUNTA([.F45:.K45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45]&lt;&gt;&quot;&quot;;1;&quot;&quot;)" office:value-type="float" office:value="1" calcext:value-type="float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 office:value-type="float" office:value="1" calcext:value-type="float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45:.O45];[.L$14:.O$14])*[.V45]" office:value-type="float" office:value="1" calcext:value-type="float">
            <text:p>1</text:p>
          </table:table-cell>
          <table:table-cell table:formula="of:=SUMPRODUCT([.Q45:.T45];[.Q$14:.T$14])*[.V45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Illustrations</text:p>
          </table:table-cell>
          <table:table-cell table:style-name="ce10"/>
          <table:table-cell table:formula="of:=IF(COUNTA([.F46:.K46])=0;&quot;?&quot;;IF(COUNTA([.F46:.K46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 calcext:value-type="float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 calcext:value-type="float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6:.O46];[.L$14:.O$14])*[.V46]" office:value-type="float" office:value="1.5" calcext:value-type="float">
            <text:p>1,5</text:p>
          </table:table-cell>
          <table:table-cell table:formula="of:=SUMPRODUCT([.Q46:.T46];[.Q$14:.T$14])*[.V4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 table:number-columns-spanned="1" table:number-rows-spanned="7">
            <text:p>Oral</text:p>
          </table:table-cell>
          <table:table-cell office:value-type="string" calcext:value-type="string" table:number-columns-spanned="1" table:number-rows-spanned="3">
            <text:p>Présentation</text:p>
          </table:table-cell>
          <table:table-cell office:value-type="string" calcext:value-type="string">
            <text:p>Aisance</text:p>
          </table:table-cell>
          <table:table-cell table:style-name="ce10"/>
          <table:table-cell table:formula="of:=IF(COUNTA([.F47:.K47])=0;&quot;?&quot;;IF(COUNTA([.F47:.K47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 calcext:value-type="float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 calcext:value-type="float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7:.O47];[.L$14:.O$14])*[.V47]" office:value-type="float" office:value="1.5" calcext:value-type="float">
            <text:p>1,5</text:p>
          </table:table-cell>
          <table:table-cell table:formula="of:=SUMPRODUCT([.Q47:.T47];[.Q$14:.T$14])*[.V4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Tenue</text:p>
          </table:table-cell>
          <table:table-cell table:style-name="ce10"/>
          <table:table-cell table:formula="of:=IF(COUNTA([.F48:.K48])=0;&quot;?&quot;;IF(COUNTA([.F48:.K48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Articulation, compréhension</text:p>
          </table:table-cell>
          <table:table-cell table:style-name="ce10"/>
          <table:table-cell table:formula="of:=IF(COUNTA([.F49:.K49])=0;&quot;?&quot;;IF(COUNTA([.F49:.K49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 calcext:value-type="float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 calcext:value-type="float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9:.O49];[.L$14:.O$14])*[.V49]" office:value-type="float" office:value="1.5" calcext:value-type="float">
            <text:p>1,5</text:p>
          </table:table-cell>
          <table:table-cell table:formula="of:=SUMPRODUCT([.Q49:.T49];[.Q$14:.T$14])*[.V49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urée</text:p>
          </table:table-cell>
          <table:table-cell office:value-type="string" calcext:value-type="string">
            <text:p>Respect</text:p>
          </table:table-cell>
          <table:table-cell table:style-name="ce10"/>
          <table:table-cell table:formula="of:=IF(COUNTA([.F50:.K50])=0;&quot;?&quot;;IF(COUNTA([.F50:.K50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50]&lt;&gt;&quot;&quot;;1;&quot;&quot;)" office:value-type="float" office:value="1" calcext:value-type="float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table:formula="of:=IF([.F50]&lt;&gt;&quot;&quot;;1;&quot;&quot;)" office:value-type="float" office:value="1" calcext:value-type="float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50:.O50];[.L$14:.O$14])*[.V50]" office:value-type="float" office:value="1" calcext:value-type="float">
            <text:p>1</text:p>
          </table:table-cell>
          <table:table-cell table:formula="of:=SUMPRODUCT([.Q50:.T50];[.Q$14:.T$14])*[.V50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Temps de parole équilibré</text:p>
          </table:table-cell>
          <table:table-cell table:style-name="ce10"/>
          <table:table-cell table:formula="of:=IF(COUNTA([.F51:.K51])=0;&quot;?&quot;;IF(COUNTA([.F51:.K51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51]&lt;&gt;&quot;&quot;;1;&quot;&quot;)" office:value-type="float" office:value="1" calcext:value-type="float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table:formula="of:=IF([.F51]&lt;&gt;&quot;&quot;;1;&quot;&quot;)" office:value-type="float" office:value="1" calcext:value-type="float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51:.O51];[.L$14:.O$14])*[.V51]" office:value-type="float" office:value="2" calcext:value-type="float">
            <text:p>2</text:p>
          </table:table-cell>
          <table:table-cell table:formula="of:=SUMPRODUCT([.Q51:.T51];[.Q$14:.T$14])*[.V51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Réponses</text:p>
          </table:table-cell>
          <table:table-cell office:value-type="string" calcext:value-type="string">
            <text:p>Pertinence</text:p>
          </table:table-cell>
          <table:table-cell table:style-name="ce10"/>
          <table:table-cell table:formula="of:=IF(COUNTA([.F52:.K52])=0;&quot;?&quot;;IF(COUNTA([.F52:.K52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 calcext:value-type="float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 calcext:value-type="float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52:.O52];[.L$14:.O$14])*[.V52]" office:value-type="float" office:value="1.5" calcext:value-type="float">
            <text:p>1,5</text:p>
          </table:table-cell>
          <table:table-cell table:formula="of:=SUMPRODUCT([.Q52:.T52];[.Q$14:.T$14])*[.V52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Argumentation</text:p>
          </table:table-cell>
          <table:table-cell table:style-name="ce10"/>
          <table:table-cell table:formula="of:=IF(COUNTA([.F53:.K53])=0;&quot;?&quot;;IF(COUNTA([.F53:.K53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53]&lt;&gt;&quot;&quot;;1;&quot;&quot;)">
            <text:p/>
          </table:table-cell>
          <table:table-cell table:formula="of:=IF([.G53]&lt;&gt;&quot;&quot;;1;&quot;&quot;)">
            <text:p/>
          </table:table-cell>
          <table:table-cell table:formula="of:=IF([.H53]&lt;&gt;&quot;&quot;;1;&quot;&quot;)" office:value-type="float" office:value="1" calcext:value-type="float">
            <text:p>1</text:p>
          </table:table-cell>
          <table:table-cell table:formula="of:=IF([.I53]&lt;&gt;&quot;&quot;;1;&quot;&quot;)">
            <text:p/>
          </table:table-cell>
          <table:table-cell/>
          <table:table-cell table:formula="of:=IF([.F53]&lt;&gt;&quot;&quot;;1;&quot;&quot;)">
            <text:p/>
          </table:table-cell>
          <table:table-cell table:formula="of:=IF([.G53]&lt;&gt;&quot;&quot;;1;&quot;&quot;)">
            <text:p/>
          </table:table-cell>
          <table:table-cell table:formula="of:=IF([.H53]&lt;&gt;&quot;&quot;;1;&quot;&quot;)" office:value-type="float" office:value="1" calcext:value-type="float">
            <text:p>1</text:p>
          </table:table-cell>
          <table:table-cell table:formula="of:=IF([.I53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53:.O53];[.L$14:.O$14])*[.V53]" office:value-type="float" office:value="1.5" calcext:value-type="float">
            <text:p>1,5</text:p>
          </table:table-cell>
          <table:table-cell table:formula="of:=SUMPRODUCT([.Q53:.T53];[.Q$14:.T$14])*[.V53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haute</text:p>
          </table:table-cell>
          <table:table-cell table:style-name="ce16" table:formula="of:=SUM([.X39:.X53])/[.V55]*20" office:value-type="float" office:value="15.1851851851852" calcext:value-type="float">
            <text:p>15,19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9:.V53])" office:value-type="float" office:value="27" calcext:value-type="float">
            <text:p>27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basse</text:p>
          </table:table-cell>
          <table:table-cell table:style-name="ce16" table:formula="of:=SUM([.Y39:.Y53])/[.V55]*20" office:value-type="float" office:value="10.3703703703704" calcext:value-type="float">
            <text:p>10,3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du jury</text:p>
          </table:table-cell>
          <table:table-cell table:style-name="ce17" office:value-type="float" office:value="13.5" calcext:value-type="float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calcext:value-type="string" table:number-columns-spanned="1" table:number-rows-spanned="18">
            <text:p>Travail</text:p>
          </table:table-cell>
          <table:table-cell office:value-type="string" calcext:value-type="string" table:number-columns-spanned="1" table:number-rows-spanned="10">
            <text:p>Etude</text:p>
          </table:table-cell>
          <table:table-cell office:value-type="string" calcext:value-type="string" table:number-columns-spanned="1" table:number-rows-spanned="2">
            <text:p>Bibliographie</text:p>
          </table:table-cell>
          <table:table-cell office:value-type="string" calcext:value-type="string">
            <text:p>Adéquate</text:p>
          </table:table-cell>
          <table:table-cell table:formula="of:=IF(COUNTA([.F60:.K60])=0;&quot;?&quot;;IF(COUNTA([.F60:.K60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60]&lt;&gt;&quot;&quot;;1;&quot;&quot;)" office:value-type="float" office:value="1" calcext:value-type="float">
            <text:p>1</text:p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 office:value-type="float" office:value="1" calcext:value-type="float">
            <text:p>1</text:p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60:.O60];[.L$14:.O$14])*[.V60]" office:value-type="float" office:value="3" calcext:value-type="float">
            <text:p>3</text:p>
          </table:table-cell>
          <table:table-cell table:formula="of:=SUMPRODUCT([.Q60:.T60];[.Q$14:.T$14])*[.V60]" office:value-type="float" office:value="2.25" calcext:value-type="float">
            <text:p>2,2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Suffisante</text:p>
          </table:table-cell>
          <table:table-cell table:formula="of:=IF(COUNTA([.F61:.K61])=0;&quot;?&quot;;IF(COUNTA([.F61:.K61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 calcext:value-type="float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 calcext:value-type="float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1:.O61];[.L$14:.O$14])*[.V61]" office:value-type="float" office:value="1.5" calcext:value-type="float">
            <text:p>1,5</text:p>
          </table:table-cell>
          <table:table-cell table:formula="of:=SUMPRODUCT([.Q61:.T61];[.Q$14:.T$14])*[.V61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Cahier des charges</text:p>
          </table:table-cell>
          <table:table-cell office:value-type="string" calcext:value-type="string">
            <text:p>Clair</text:p>
          </table:table-cell>
          <table:table-cell table:formula="of:=IF(COUNTA([.F62:.K62])=0;&quot;?&quot;;IF(COUNTA([.F62:.K62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 calcext:value-type="float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 calcext:value-type="float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62:.O62];[.L$14:.O$14])*[.V62]" office:value-type="float" office:value="0.75" calcext:value-type="float">
            <text:p>0,75</text:p>
          </table:table-cell>
          <table:table-cell table:formula="of:=SUMPRODUCT([.Q62:.T62];[.Q$14:.T$14])*[.V62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Formalisé</text:p>
          </table:table-cell>
          <table:table-cell table:formula="of:=IF(COUNTA([.F63:.K63])=0;&quot;?&quot;;IF(COUNTA([.F63:.K63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 calcext:value-type="float">
            <text:p>1</text:p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 calcext:value-type="float">
            <text:p>1</text:p>
          </table:table-cell>
          <table:table-cell table:formula="of:=IF([.I63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3:.O63];[.L$14:.O$14])*[.V63]" office:value-type="float" office:value="1" calcext:value-type="float">
            <text:p>1</text:p>
          </table:table-cell>
          <table:table-cell table:formula="of:=SUMPRODUCT([.Q63:.T63];[.Q$14:.T$14])*[.V63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Hypothèses envisagées</text:p>
          </table:table-cell>
          <table:table-cell office:value-type="string" calcext:value-type="string">
            <text:p>Nombre</text:p>
          </table:table-cell>
          <table:table-cell table:formula="of:=IF(COUNTA([.F64:.K64])=0;&quot;?&quot;;IF(COUNTA([.F64:.K64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 office:value-type="float" office:value="1" calcext:value-type="float">
            <text:p>1</text:p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 office:value-type="float" office:value="1" calcext:value-type="float">
            <text:p>1</text:p>
          </table:table-cell>
          <table:table-cell table:formula="of:=IF([.I64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64:.O64];[.L$14:.O$14])*[.V64]" office:value-type="float" office:value="0.5" calcext:value-type="float">
            <text:p>0,5</text:p>
          </table:table-cell>
          <table:table-cell table:formula="of:=SUMPRODUCT([.Q64:.T64];[.Q$14:.T$14])*[.V64]" office:value-type="float" office:value="0.25" calcext:value-type="float">
            <text:p>0,2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ertinence</text:p>
          </table:table-cell>
          <table:table-cell table:formula="of:=IF(COUNTA([.F65:.K65])=0;&quot;?&quot;;IF(COUNTA([.F65:.K65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65]&lt;&gt;&quot;&quot;;1;&quot;&quot;)" office:value-type="float" office:value="1" calcext:value-type="float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 office:value-type="float" office:value="1" calcext:value-type="float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5:.O65];[.L$14:.O$14])*[.V65]" office:value-type="float" office:value="2" calcext:value-type="float">
            <text:p>2</text:p>
          </table:table-cell>
          <table:table-cell table:formula="of:=SUMPRODUCT([.Q65:.T65];[.Q$14:.T$14])*[.V65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Analyse <text:span text:style-name="T1">a priori</text:span></text:p>
          </table:table-cell>
          <table:table-cell table:formula="of:=IF(COUNTA([.F66:.K66])=0;&quot;?&quot;;IF(COUNTA([.F66:.K66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 office:value-type="float" office:value="1" calcext:value-type="float">
            <text:p>1</text:p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 office:value-type="float" office:value="1" calcext:value-type="float">
            <text:p>1</text:p>
          </table:table-cell>
          <table:table-cell table:formula="of:=IF([.I66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6:.O66];[.L$14:.O$14])*[.V66]" office:value-type="float" office:value="1" calcext:value-type="float">
            <text:p>1</text:p>
          </table:table-cell>
          <table:table-cell table:formula="of:=SUMPRODUCT([.Q66:.T66];[.Q$14:.T$14])*[.V66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3">
            <text:p>Validation</text:p>
          </table:table-cell>
          <table:table-cell office:value-type="string" calcext:value-type="string">
            <text:p>Tableau comparatif</text:p>
          </table:table-cell>
          <table:table-cell table:formula="of:=IF(COUNTA([.F67:.K67])=0;&quot;?&quot;;IF(COUNTA([.F67:.K67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 calcext:value-type="float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 calcext:value-type="float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7:.O67];[.L$14:.O$14])*[.V67]" office:value-type="float" office:value="1.5" calcext:value-type="float">
            <text:p>1,5</text:p>
          </table:table-cell>
          <table:table-cell table:formula="of:=SUMPRODUCT([.Q67:.T67];[.Q$14:.T$14])*[.V6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hoix argumenté(s)</text:p>
          </table:table-cell>
          <table:table-cell table:formula="of:=IF(COUNTA([.F68:.K68])=0;&quot;?&quot;;IF(COUNTA([.F68:.K68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68]&lt;&gt;&quot;&quot;;1;&quot;&quot;)" office:value-type="float" office:value="1" calcext:value-type="float">
            <text:p>1</text:p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 office:value-type="float" office:value="1" calcext:value-type="float">
            <text:p>1</text:p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8:.O68];[.L$14:.O$14])*[.V68]" office:value-type="float" office:value="2" calcext:value-type="float">
            <text:p>2</text:p>
          </table:table-cell>
          <table:table-cell table:formula="of:=SUMPRODUCT([.Q68:.T68];[.Q$14:.T$14])*[.V68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Faisabilité</text:p>
          </table:table-cell>
          <table:table-cell table:formula="of:=IF(COUNTA([.F69:.K69])=0;&quot;?&quot;;IF(COUNTA([.F69:.K69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 calcext:value-type="float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 calcext:value-type="float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9:.O69];[.L$14:.O$14])*[.V69]" office:value-type="float" office:value="1.5" calcext:value-type="float">
            <text:p>1,5</text:p>
          </table:table-cell>
          <table:table-cell table:formula="of:=SUMPRODUCT([.Q69:.T69];[.Q$14:.T$14])*[.V69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Complexité</text:p>
          </table:table-cell>
          <table:table-cell office:value-type="string" calcext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70:.K70])=0;&quot;?&quot;;IF(COUNTA([.F70:.K70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 calcext:value-type="float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 calcext:value-type="float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70:.O70];[.L$14:.O$14])*[.V70]" office:value-type="float" office:value="0.75" calcext:value-type="float">
            <text:p>0,75</text:p>
          </table:table-cell>
          <table:table-cell table:formula="of:=SUMPRODUCT([.Q70:.T70];[.Q$14:.T$14])*[.V70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table:style-name="ce7" office:value-type="string" calcext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71:.K71])=0;&quot;?&quot;;IF(COUNTA([.F71:.K71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71]&lt;&gt;&quot;&quot;;1;&quot;&quot;)" office:value-type="float" office:value="1" calcext:value-type="float">
            <text:p>1</text:p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 office:value-type="float" office:value="1" calcext:value-type="float">
            <text:p>1</text:p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71:.O71];[.L$14:.O$14])*[.V71]" office:value-type="float" office:value="2" calcext:value-type="float">
            <text:p>2</text:p>
          </table:table-cell>
          <table:table-cell table:formula="of:=SUMPRODUCT([.Q71:.T71];[.Q$14:.T$14])*[.V71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office:value-type="string" calcext:value-type="string" table:number-columns-spanned="1" table:number-rows-spanned="2">
            <text:p>Difficulté </text:p>
          </table:table-cell>
          <table:table-cell table:style-name="ce7" office:value-type="string" calcext:value-type="string">
            <text:p>Intrinsèque</text:p>
          </table:table-cell>
          <table:table-cell table:formula="of:=IF(COUNTA([.F72:.K72])=0;&quot;?&quot;;IF(COUNTA([.F72:.K72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 office:value-type="float" office:value="1" calcext:value-type="float">
            <text:p>1</text:p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 office:value-type="float" office:value="1" calcext:value-type="float">
            <text:p>1</text:p>
          </table:table-cell>
          <table:table-cell table:formula="of:=IF([.I72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72:.O72];[.L$14:.O$14])*[.V72]" office:value-type="float" office:value="1.5" calcext:value-type="float">
            <text:p>1,5</text:p>
          </table:table-cell>
          <table:table-cell table:formula="of:=SUMPRODUCT([.Q72:.T72];[.Q$14:.T$14])*[.V72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 table:number-columns-repeated="3" table:style-name="ce7"/>
          <table:table-cell office:value-type="string" calcext:value-type="string">
            <text:p>Vis-à-vis du binôme</text:p>
          </table:table-cell>
          <table:table-cell table:formula="of:=IF(COUNTA([.F73:.K73])=0;&quot;?&quot;;IF(COUNTA([.F73:.K73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73]&lt;&gt;&quot;&quot;;1;&quot;&quot;)" office:value-type="float" office:value="1" calcext:value-type="float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 office:value-type="float" office:value="1" calcext:value-type="float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73:.O73];[.L$14:.O$14])*[.V73]" office:value-type="float" office:value="1" calcext:value-type="float">
            <text:p>1</text:p>
          </table:table-cell>
          <table:table-cell table:formula="of:=SUMPRODUCT([.Q73:.T73];[.Q$14:.T$14])*[.V73]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Annexes</text:p>
          </table:table-cell>
          <table:table-cell office:value-type="string" calcext:value-type="string" table:number-columns-spanned="1" table:number-rows-spanned="2">
            <text:p>Fiches d'avancement</text:p>
          </table:table-cell>
          <table:table-cell office:value-type="string" calcext:value-type="string">
            <text:p>Régularité</text:p>
          </table:table-cell>
          <table:table-cell table:formula="of:=IF(COUNTA([.F74:.K74])=0;&quot;?&quot;;IF(COUNTA([.F74:.K74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74]&lt;&gt;&quot;&quot;;1;&quot;&quot;)">
            <text:p/>
          </table:table-cell>
          <table:table-cell table:formula="of:=IF([.G74]&lt;&gt;&quot;&quot;;1;&quot;&quot;)" office:value-type="float" office:value="1" calcext:value-type="float">
            <text:p>1</text:p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table:formula="of:=IF([.F74]&lt;&gt;&quot;&quot;;1;&quot;&quot;)">
            <text:p/>
          </table:table-cell>
          <table:table-cell table:formula="of:=IF([.G74]&lt;&gt;&quot;&quot;;1;&quot;&quot;)" office:value-type="float" office:value="1" calcext:value-type="float">
            <text:p>1</text:p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74:.O74];[.L$14:.O$14])*[.V74]" office:value-type="float" office:value="0.75" calcext:value-type="float">
            <text:p>0,75</text:p>
          </table:table-cell>
          <table:table-cell table:formula="of:=SUMPRODUCT([.Q74:.T74];[.Q$14:.T$14])*[.V74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Détaillées</text:p>
          </table:table-cell>
          <table:table-cell table:formula="of:=IF(COUNTA([.F75:.K75])=0;&quot;?&quot;;IF(COUNTA([.F75:.K75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75]&lt;&gt;&quot;&quot;;1;&quot;&quot;)">
            <text:p/>
          </table:table-cell>
          <table:table-cell table:formula="of:=IF([.G75]&lt;&gt;&quot;&quot;;1;&quot;&quot;)">
            <text:p/>
          </table:table-cell>
          <table:table-cell table:formula="of:=IF([.H75]&lt;&gt;&quot;&quot;;1;&quot;&quot;)" office:value-type="float" office:value="1" calcext:value-type="float">
            <text:p>1</text:p>
          </table:table-cell>
          <table:table-cell table:formula="of:=IF([.I75]&lt;&gt;&quot;&quot;;1;&quot;&quot;)">
            <text:p/>
          </table:table-cell>
          <table:table-cell/>
          <table:table-cell table:formula="of:=IF([.F75]&lt;&gt;&quot;&quot;;1;&quot;&quot;)">
            <text:p/>
          </table:table-cell>
          <table:table-cell table:formula="of:=IF([.G75]&lt;&gt;&quot;&quot;;1;&quot;&quot;)">
            <text:p/>
          </table:table-cell>
          <table:table-cell table:formula="of:=IF([.H75]&lt;&gt;&quot;&quot;;1;&quot;&quot;)" office:value-type="float" office:value="1" calcext:value-type="float">
            <text:p>1</text:p>
          </table:table-cell>
          <table:table-cell table:formula="of:=IF([.I75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75:.O75];[.L$14:.O$14])*[.V75]" office:value-type="float" office:value="1" calcext:value-type="float">
            <text:p>1</text:p>
          </table:table-cell>
          <table:table-cell table:formula="of:=SUMPRODUCT([.Q75:.T75];[.Q$14:.T$14])*[.V75]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Gantt</text:p>
          </table:table-cell>
          <table:table-cell office:value-type="string" calcext:value-type="string">
            <text:p>Prévisionnel et justifications</text:p>
          </table:table-cell>
          <table:table-cell table:formula="of:=IF(COUNTA([.F76:.K76])=0;&quot;?&quot;;IF(COUNTA([.F76:.K76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76]&lt;&gt;&quot;&quot;;1;&quot;&quot;)" office:value-type="float" office:value="1" calcext:value-type="float">
            <text:p>1</text:p>
          </table:table-cell>
          <table:table-cell table:formula="of:=IF([.G76]&lt;&gt;&quot;&quot;;1;&quot;&quot;)">
            <text:p/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table:formula="of:=IF([.F76]&lt;&gt;&quot;&quot;;1;&quot;&quot;)" office:value-type="float" office:value="1" calcext:value-type="float">
            <text:p>1</text:p>
          </table:table-cell>
          <table:table-cell table:formula="of:=IF([.G76]&lt;&gt;&quot;&quot;;1;&quot;&quot;)">
            <text:p/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76:.O76];[.L$14:.O$14])*[.V76]" office:value-type="float" office:value="2" calcext:value-type="float">
            <text:p>2</text:p>
          </table:table-cell>
          <table:table-cell table:formula="of:=SUMPRODUCT([.Q76:.T76];[.Q$14:.T$14])*[.V76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Effectifs, erreurs, corrections</text:p>
          </table:table-cell>
          <table:table-cell table:formula="of:=IF(COUNTA([.F77:.K77])=0;&quot;?&quot;;IF(COUNTA([.F77:.K77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77]&lt;&gt;&quot;&quot;;1;&quot;&quot;)" office:value-type="float" office:value="1" calcext:value-type="float">
            <text:p>1</text:p>
          </table:table-cell>
          <table:table-cell table:formula="of:=IF([.G77]&lt;&gt;&quot;&quot;;1;&quot;&quot;)">
            <text:p/>
          </table:table-cell>
          <table:table-cell table:formula="of:=IF([.H77]&lt;&gt;&quot;&quot;;1;&quot;&quot;)">
            <text:p/>
          </table:table-cell>
          <table:table-cell table:formula="of:=IF([.I77]&lt;&gt;&quot;&quot;;1;&quot;&quot;)">
            <text:p/>
          </table:table-cell>
          <table:table-cell/>
          <table:table-cell table:formula="of:=IF([.F77]&lt;&gt;&quot;&quot;;1;&quot;&quot;)" office:value-type="float" office:value="1" calcext:value-type="float">
            <text:p>1</text:p>
          </table:table-cell>
          <table:table-cell table:formula="of:=IF([.G77]&lt;&gt;&quot;&quot;;1;&quot;&quot;)">
            <text:p/>
          </table:table-cell>
          <table:table-cell table:formula="of:=IF([.H77]&lt;&gt;&quot;&quot;;1;&quot;&quot;)">
            <text:p/>
          </table:table-cell>
          <table:table-cell table:formula="of:=IF([.I77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77:.O77];[.L$14:.O$14])*[.V77]" office:value-type="float" office:value="2" calcext:value-type="float">
            <text:p>2</text:p>
          </table:table-cell>
          <table:table-cell table:formula="of:=SUMPRODUCT([.Q77:.T77];[.Q$14:.T$14])*[.V77]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note haute</text:p>
          </table:table-cell>
          <table:table-cell table:style-name="ce16" table:formula="of:=SUM([.X60:.X77])/[.V79]*20" office:value-type="float" office:value="15.6060606060606" calcext:value-type="float">
            <text:p>15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60:.V77])" office:value-type="float" office:value="33" calcext:value-type="float">
            <text:p>33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note basse</text:p>
          </table:table-cell>
          <table:table-cell table:style-name="ce16" table:formula="of:=SUM([.Y60:.Y77])/[.V79]*20" office:value-type="float" office:value="10.6060606060606" calcext:value-type="float">
            <text:p>10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du jury</text:p>
          </table:table-cell>
          <table:table-cell table:style-name="ce17" office:value-type="float" office:value="12" calcext:value-type="float">
            <text:p>12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PROPOSITION DE NOTE (I)</text:p>
          </table:table-cell>
          <table:table-cell table:style-name="ce12" table:formula="of:=AVERAGE([.D37];[.D58];[.D82])" office:value-type="float" office:value="12.8333333333333" calcext:value-type="float">
            <text:p>12,8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</table:table>
      <table:table table:name="Phase II" table:style-name="ta1" table:print-ranges="'Phase II'.A1:'Phase II'.J82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15" table:number-columns-repeated="4" table:default-cell-style-name="ce7"/>
        <table:table-column table:style-name="co9" table:default-cell-style-name="Default"/>
        <table:table-column table:style-name="co15" table:number-columns-repeated="4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88" table:default-cell-style-name="Default"/>
        <table:table-row table:style-name="ro1">
          <table:table-cell table:style-name="ce1" office:value-type="string" calcext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 office:value-type="string" calcext:value-type="string">
            <text:p>Phase II : Conception détaillée, réalisation et recette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/>
          <table:table-cell table:style-name="ce8" office:value-type="string" calcext:value-type="string">
            <text:p>Prénom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Année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Binome 1</text:p>
          </table:table-cell>
          <table:table-cell table:style-name="ce9" table:number-columns-repeated="2"/>
          <table:table-cell table:style-name="ce13" office:value-type="string" calcext:value-type="string">
            <text:p>2010-201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Binome 2</text:p>
          </table:table-cell>
          <table:table-cell table:style-name="ce9" table:number-columns-repeated="2"/>
          <table:table-cell table:style-name="ce8" office:value-type="string" calcext:value-type="string">
            <text:p>Date</text:p>
          </table:table-cell>
          <table:table-cell table:style-name="Default"/>
          <table:table-cell table:style-name="ce21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3"/>
          <table:table-cell table:style-name="ce13" office:value-type="string" calcext:value-type="string">
            <text:p>XX janvier</text:p>
          </table:table-cell>
          <table:table-cell table:style-name="Default"/>
          <table:table-cell table:style-name="ce8" office:value-type="string" calcext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Jury 1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 calcext:value-type="string">
            <text:p>A</text:p>
          </table:table-cell>
          <table:table-cell table:style-name="ce25" office:value-type="string" calcext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Jury 2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 calcext:value-type="string">
            <text:p>B</text:p>
          </table:table-cell>
          <table:table-cell table:style-name="ce25" office:value-type="string" calcext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 calcext:value-type="string">
            <text:p>C</text:p>
          </table:table-cell>
          <table:table-cell table:style-name="ce7" office:value-type="string" calcext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 calcext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 calcext:value-type="string">
            <text:p>D</text:p>
          </table:table-cell>
          <table:table-cell table:style-name="ce25" office:value-type="string" calcext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calcext:value-type="string" table:number-columns-spanned="4" table:number-rows-spanned="1">
            <text:p>max</text:p>
          </table:table-cell>
          <table:covered-table-cell table:number-columns-repeated="3" table:style-name="ce8"/>
          <table:table-cell table:style-name="ce33"/>
          <table:table-cell table:style-name="ce8" office:value-type="string" calcext:value-type="string" table:number-columns-spanned="4" table:number-rows-spanned="1">
            <text:p>min</text:p>
          </table:table-cell>
          <table:covered-table-cell table:number-columns-repeated="3" table:style-name="ce8"/>
          <table:table-cell table:style-name="ce33"/>
          <table:table-cell table:style-name="Default"/>
          <table:table-cell/>
          <table:table-cell table:number-columns-repeated="2" table:style-name="ce31" office:value-type="string" calcext:value-type="string">
            <text:p>Note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7" office:value-type="string" calcext:value-type="string">
            <text:p>Remarque / Note / Commentair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25" calcext:value-type="float">
            <text:p>0,25</text:p>
          </table:table-cell>
          <table:table-cell/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oefficients</text:p>
          </table:table-cell>
          <table:table-cell/>
          <table:table-cell table:style-name="ce32" office:value-type="string" calcext:value-type="string">
            <text:p>max</text:p>
          </table:table-cell>
          <table:table-cell table:style-name="ce32" office:value-type="string" calcext:value-type="string">
            <text:p>min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 table:number-columns-spanned="1" table:number-rows-spanned="13">
            <text:p>Rapport</text:p>
          </table:table-cell>
          <table:table-cell office:value-type="string" calcext:value-type="string" table:number-columns-spanned="1" table:number-rows-spanned="8">
            <text:p>Organisation</text:p>
          </table:table-cell>
          <table:table-cell office:value-type="string" calcext:value-type="string" table:number-columns-spanned="1" table:number-rows-spanned="2">
            <text:p>Plan</text:p>
          </table:table-cell>
          <table:table-cell office:value-type="string" calcext:value-type="string">
            <text:p>Equilibre</text:p>
          </table:table-cell>
          <table:table-cell table:formula="of:=IF(COUNTA([.F15:.J15])=0;&quot;?&quot;;IF(COUNTA([.F15:.J15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 office:value-type="float" office:value="1" calcext:value-type="float">
            <text:p>1</text:p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 office:value-type="float" office:value="1" calcext:value-type="float">
            <text:p>1</text:p>
          </table:table-cell>
          <table:table-cell table:formula="of:=IF([.I15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15:.O15];[.L$14:.O$14])*[.V15]" office:value-type="float" office:value="0.5" calcext:value-type="float">
            <text:p>0,5</text:p>
          </table:table-cell>
          <table:table-cell table:formula="of:=SUMPRODUCT([.Q15:.T15];[.Q$14:.T$14])*[.V15]" office:value-type="float" office:value="0.25" calcext:value-type="float">
            <text:p>0,25</text:p>
          </table:table-cell>
          <table:table-cell/>
          <table:table-cell office:value-type="string" calcext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Cohérence</text:p>
          </table:table-cell>
          <table:table-cell table:formula="of:=IF(COUNTA([.F16:.J16])=0;&quot;?&quot;;IF(COUNTA([.F16:.J16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16]&lt;&gt;&quot;&quot;;1;&quot;&quot;)">
            <text:p/>
          </table:table-cell>
          <table:table-cell table:formula="of:=IF([.G16]&lt;&gt;&quot;&quot;;1;&quot;&quot;)" office:value-type="float" office:value="1" calcext:value-type="float">
            <text:p>1</text:p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>
            <text:p/>
          </table:table-cell>
          <table:table-cell table:formula="of:=IF([.G16]&lt;&gt;&quot;&quot;;1;&quot;&quot;)" office:value-type="float" office:value="1" calcext:value-type="float">
            <text:p>1</text:p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16:.O16];[.L$14:.O$14])*[.V16]" office:value-type="float" office:value="1.5" calcext:value-type="float">
            <text:p>1,5</text:p>
          </table:table-cell>
          <table:table-cell table:formula="of:=SUMPRODUCT([.Q16:.T16];[.Q$14:.T$14])*[.V16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calcext:value-type="string" table:number-columns-spanned="1" table:number-rows-spanned="3">
            <text:p>Fluidité</text:p>
          </table:table-cell>
          <table:table-cell office:value-type="string" calcext:value-type="string">
            <text:p>Introductions (partielles)</text:p>
          </table:table-cell>
          <table:table-cell table:formula="of:=IF(COUNTA([.F17:.J17])=0;&quot;?&quot;;IF(COUNTA([.F17:.J17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17]&lt;&gt;&quot;&quot;;1;&quot;&quot;)" office:value-type="float" office:value="1" calcext:value-type="float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 calcext:value-type="float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17:.O17];[.L$14:.O$14])*[.V17]" office:value-type="float" office:value="2" calcext:value-type="float">
            <text:p>2</text:p>
          </table:table-cell>
          <table:table-cell table:formula="of:=SUMPRODUCT([.Q17:.T17];[.Q$14:.T$14])*[.V17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Transitions</text:p>
          </table:table-cell>
          <table:table-cell table:formula="of:=IF(COUNTA([.F18:.J18])=0;&quot;?&quot;;IF(COUNTA([.F18:.J18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 office:value-type="float" office:value="1" calcext:value-type="float">
            <text:p>1</text:p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 office:value-type="float" office:value="1" calcext:value-type="float">
            <text:p>1</text:p>
          </table:table-cell>
          <table:table-cell table:formula="of:=IF([.I18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18:.O18];[.L$14:.O$14])*[.V18]" office:value-type="float" office:value="0.5" calcext:value-type="float">
            <text:p>0,5</text:p>
          </table:table-cell>
          <table:table-cell table:formula="of:=SUMPRODUCT([.Q18:.T18];[.Q$14:.T$14])*[.V18]" office:value-type="float" office:value="0.25" calcext:value-type="float">
            <text:p>0,2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Conclusions (partielles)</text:p>
          </table:table-cell>
          <table:table-cell table:formula="of:=IF(COUNTA([.F19:.J19])=0;&quot;?&quot;;IF(COUNTA([.F19:.J19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19]&lt;&gt;&quot;&quot;;1;&quot;&quot;)">
            <text:p/>
          </table:table-cell>
          <table:table-cell table:formula="of:=IF([.G19]&lt;&gt;&quot;&quot;;1;&quot;&quot;)" office:value-type="float" office:value="1" calcext:value-type="float">
            <text:p>1</text:p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>
            <text:p/>
          </table:table-cell>
          <table:table-cell table:formula="of:=IF([.G19]&lt;&gt;&quot;&quot;;1;&quot;&quot;)" office:value-type="float" office:value="1" calcext:value-type="float">
            <text:p>1</text:p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19:.O19];[.L$14:.O$14])*[.V19]" office:value-type="float" office:value="1.5" calcext:value-type="float">
            <text:p>1,5</text:p>
          </table:table-cell>
          <table:table-cell table:formula="of:=SUMPRODUCT([.Q19:.T19];[.Q$14:.T$14])*[.V19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calcext:value-type="string" table:number-columns-spanned="1" table:number-rows-spanned="3">
            <text:p>Tableaux, figures</text:p>
          </table:table-cell>
          <table:table-cell office:value-type="string" calcext:value-type="string">
            <text:p>Numérotés</text:p>
          </table:table-cell>
          <table:table-cell table:formula="of:=IF(COUNTA([.F20:.J20])=0;&quot;?&quot;;IF(COUNTA([.F20:.J20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0]&lt;&gt;&quot;&quot;;1;&quot;&quot;)" office:value-type="float" office:value="1" calcext:value-type="float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 office:value-type="float" office:value="1" calcext:value-type="float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0:.O20];[.L$14:.O$14])*[.V20]" office:value-type="float" office:value="1" calcext:value-type="float">
            <text:p>1</text:p>
          </table:table-cell>
          <table:table-cell table:formula="of:=SUMPRODUCT([.Q20:.T20];[.Q$14:.T$14])*[.V20]" office:value-type="float" office:value="0.75" calcext:value-type="float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Légendés</text:p>
          </table:table-cell>
          <table:table-cell table:formula="of:=IF(COUNTA([.F21:.J21])=0;&quot;?&quot;;IF(COUNTA([.F21:.J21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1]&lt;&gt;&quot;&quot;;1;&quot;&quot;)" office:value-type="float" office:value="1" calcext:value-type="float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 office:value-type="float" office:value="1" calcext:value-type="float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1:.O21];[.L$14:.O$14])*[.V21]" office:value-type="float" office:value="1" calcext:value-type="float">
            <text:p>1</text:p>
          </table:table-cell>
          <table:table-cell table:formula="of:=SUMPRODUCT([.Q21:.T21];[.Q$14:.T$14])*[.V21]" office:value-type="float" office:value="0.75" calcext:value-type="float">
            <text:p>0,7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Référencés (non "en ligne")</text:p>
          </table:table-cell>
          <table:table-cell table:formula="of:=IF(COUNTA([.F22:.J22])=0;&quot;?&quot;;IF(COUNTA([.F22:.J22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22]&lt;&gt;&quot;&quot;;1;&quot;&quot;)">
            <text:p/>
          </table:table-cell>
          <table:table-cell table:formula="of:=IF([.G22]&lt;&gt;&quot;&quot;;1;&quot;&quot;)" office:value-type="float" office:value="1" calcext:value-type="float">
            <text:p>1</text:p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>
            <text:p/>
          </table:table-cell>
          <table:table-cell table:formula="of:=IF([.G22]&lt;&gt;&quot;&quot;;1;&quot;&quot;)" office:value-type="float" office:value="1" calcext:value-type="float">
            <text:p>1</text:p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2:.O22];[.L$14:.O$14])*[.V22]" office:value-type="float" office:value="0.75" calcext:value-type="float">
            <text:p>0,75</text:p>
          </table:table-cell>
          <table:table-cell table:formula="of:=SUMPRODUCT([.Q22:.T22];[.Q$14:.T$14])*[.V22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style-name="ce4"/>
          <table:table-cell office:value-type="string" calcext:value-type="string" table:number-columns-spanned="1" table:number-rows-spanned="5">
            <text:p>Rédaction</text:p>
          </table:table-cell>
          <table:table-cell office:value-type="string" calcext:value-type="string" table:number-columns-spanned="1" table:number-rows-spanned="3">
            <text:p>Orthographe</text:p>
          </table:table-cell>
          <table:table-cell office:value-type="string" calcext:value-type="string">
            <text:p>Coquilles</text:p>
          </table:table-cell>
          <table:table-cell table:formula="of:=IF(COUNTA([.F23:.J23])=0;&quot;?&quot;;IF(COUNTA([.F23:.J23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 office:value-type="float" office:value="1" calcext:value-type="float">
            <text:p>1</text:p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 office:value-type="float" office:value="1" calcext:value-type="float">
            <text:p>1</text:p>
          </table:table-cell>
          <table:table-cell table:formula="of:=IF([.I23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3:.O23];[.L$14:.O$14])*[.V23]" office:value-type="float" office:value="0.5" calcext:value-type="float">
            <text:p>0,5</text:p>
          </table:table-cell>
          <table:table-cell table:formula="of:=SUMPRODUCT([.Q23:.T23];[.Q$14:.T$14])*[.V23]" office:value-type="float" office:value="0.25" calcext:value-type="float">
            <text:p>0,2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Fautes évitables</text:p>
          </table:table-cell>
          <table:table-cell table:formula="of:=IF(COUNTA([.F24:.J24])=0;&quot;?&quot;;IF(COUNTA([.F24:.J24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 calcext:value-type="float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 calcext:value-type="float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24:.O24];[.L$14:.O$14])*[.V24]" office:value-type="float" office:value="1.5" calcext:value-type="float">
            <text:p>1,5</text:p>
          </table:table-cell>
          <table:table-cell table:formula="of:=SUMPRODUCT([.Q24:.T24];[.Q$14:.T$14])*[.V24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 calcext:value-type="string">
            <text:p>Franglais, jargon</text:p>
          </table:table-cell>
          <table:table-cell table:formula="of:=IF(COUNTA([.F25:.J25])=0;&quot;?&quot;;IF(COUNTA([.F25:.J25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25]&lt;&gt;&quot;&quot;;1;&quot;&quot;)" office:value-type="float" office:value="1" calcext:value-type="float">
            <text:p>1</text:p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 office:value-type="float" office:value="1" calcext:value-type="float">
            <text:p>1</text:p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25:.O25];[.L$14:.O$14])*[.V25]" office:value-type="float" office:value="3" calcext:value-type="float">
            <text:p>3</text:p>
          </table:table-cell>
          <table:table-cell table:formula="of:=SUMPRODUCT([.Q25:.T25];[.Q$14:.T$14])*[.V25]" office:value-type="float" office:value="2.25" calcext:value-type="float">
            <text:p>2,25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calcext:value-type="string" table:number-columns-spanned="1" table:number-rows-spanned="2">
            <text:p>Rédaction</text:p>
          </table:table-cell>
          <table:table-cell office:value-type="string" calcext:value-type="string">
            <text:p>Aisée</text:p>
          </table:table-cell>
          <table:table-cell table:formula="of:=IF(COUNTA([.F26:.J26])=0;&quot;?&quot;;IF(COUNTA([.F26:.J26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 calcext:value-type="float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 calcext:value-type="float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PRODUCT([.L26:.O26];[.L$14:.O$14])*[.V26]" office:value-type="float" office:value="3" calcext:value-type="float">
            <text:p>3</text:p>
          </table:table-cell>
          <table:table-cell table:formula="of:=SUMPRODUCT([.Q26:.T26];[.Q$14:.T$14])*[.V26]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 calcext:value-type="string">
            <text:p>Absence de plagiat !</text:p>
          </table:table-cell>
          <table:table-cell table:formula="of:=IF(COUNTA([.F27:.J27])=0;&quot;?&quot;;IF(COUNTA([.F27:.J27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style-name="ce26" table:number-columns-repeated="2"/>
          <table:table-cell table:number-columns-repeated="2"/>
          <table:table-cell table:formula="of:=IF([.F27]&lt;&gt;&quot;&quot;;1;&quot;&quot;)">
            <text:p/>
          </table:table-cell>
          <table:table-cell table:formula="of:=IF([.G27]&lt;&gt;&quot;&quot;;1;&quot;&quot;)" office:value-type="float" office:value="1" calcext:value-type="float">
            <text:p>1</text:p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>
            <text:p/>
          </table:table-cell>
          <table:table-cell table:formula="of:=IF([.G27]&lt;&gt;&quot;&quot;;1;&quot;&quot;)" office:value-type="float" office:value="1" calcext:value-type="float">
            <text:p>1</text:p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27:.O27];[.L$14:.O$14])*[.V27]" office:value-type="float" office:value="0.75" calcext:value-type="float">
            <text:p>0,75</text:p>
          </table:table-cell>
          <table:table-cell table:formula="of:=SUMPRODUCT([.Q27:.T27];[.Q$14:.T$14])*[.V27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haute</text:p>
          </table:table-cell>
          <table:table-cell table:style-name="ce16" table:formula="of:=IF(COUNTA([.H27:.I27])=0;SUM([.X15:.X27])/[.V29]*20;0)" office:value-type="float" office:value="15.9090909090909" calcext:value-type="float">
            <text:p>15,9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27])" office:value-type="float" office:value="22" calcext:value-type="float">
            <text:p>22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basse</text:p>
          </table:table-cell>
          <table:table-cell table:style-name="ce16" table:formula="of:=IF(COUNTA([.H27:.I27])=0;SUM([.Y15:.Y27])/[.V29]*20;0)" office:value-type="float" office:value="10.9090909090909" calcext:value-type="float">
            <text:p>10,9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du jury</text:p>
          </table:table-cell>
          <table:table-cell table:style-name="ce17" office:value-type="float" office:value="13.5" calcext:value-type="float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calcext:value-type="string" table:number-columns-spanned="1" table:number-rows-spanned="8">
            <text:p>Projection</text:p>
          </table:table-cell>
          <table:table-cell office:value-type="string" calcext:value-type="string" table:number-columns-spanned="1" table:number-rows-spanned="3">
            <text:p>Organisation</text:p>
          </table:table-cell>
          <table:table-cell office:value-type="string" calcext:value-type="string">
            <text:p>Plan</text:p>
          </table:table-cell>
          <table:table-cell table:style-name="ce10"/>
          <table:table-cell table:formula="of:=IF(COUNTA([.F34:.J34])=0;&quot;?&quot;;IF(COUNTA([.F34:.J34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34]&lt;&gt;&quot;&quot;;1;&quot;&quot;)">
            <text:p/>
          </table:table-cell>
          <table:table-cell table:formula="of:=IF([.G34]&lt;&gt;&quot;&quot;;1;&quot;&quot;)" office:value-type="float" office:value="1" calcext:value-type="float">
            <text:p>1</text:p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table:formula="of:=IF([.F34]&lt;&gt;&quot;&quot;;1;&quot;&quot;)">
            <text:p/>
          </table:table-cell>
          <table:table-cell table:formula="of:=IF([.G34]&lt;&gt;&quot;&quot;;1;&quot;&quot;)" office:value-type="float" office:value="1" calcext:value-type="float">
            <text:p>1</text:p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34:.O34];[.L$14:.O$14])*[.V34]" office:value-type="float" office:value="1.5" calcext:value-type="float">
            <text:p>1,5</text:p>
          </table:table-cell>
          <table:table-cell table:formula="of:=SUMPRODUCT([.Q34:.T34];[.Q$14:.T$14])*[.V34]" office:value-type="float" office:value="1" calcext:value-type="float">
            <text:p>1</text:p>
          </table:table-cell>
          <table:table-cell/>
          <table:table-cell office:value-type="string" calcext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number-columns-repeated="2"/>
          <table:table-cell office:value-type="string" calcext:value-type="string">
            <text:p>Liaisons</text:p>
          </table:table-cell>
          <table:table-cell table:style-name="ce10"/>
          <table:table-cell table:formula="of:=IF(COUNTA([.F35:.J35])=0;&quot;?&quot;;IF(COUNTA([.F35:.J35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35]&lt;&gt;&quot;&quot;;1;&quot;&quot;)">
            <text:p/>
          </table:table-cell>
          <table:table-cell table:formula="of:=IF([.G35]&lt;&gt;&quot;&quot;;1;&quot;&quot;)" office:value-type="float" office:value="1" calcext:value-type="float">
            <text:p>1</text:p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table:formula="of:=IF([.F35]&lt;&gt;&quot;&quot;;1;&quot;&quot;)">
            <text:p/>
          </table:table-cell>
          <table:table-cell table:formula="of:=IF([.G35]&lt;&gt;&quot;&quot;;1;&quot;&quot;)" office:value-type="float" office:value="1" calcext:value-type="float">
            <text:p>1</text:p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35:.O35];[.L$14:.O$14])*[.V35]" office:value-type="float" office:value="1.5" calcext:value-type="float">
            <text:p>1,5</text:p>
          </table:table-cell>
          <table:table-cell table:formula="of:=SUMPRODUCT([.Q35:.T35];[.Q$14:.T$14])*[.V35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Numérotation</text:p>
          </table:table-cell>
          <table:table-cell table:style-name="ce10"/>
          <table:table-cell table:formula="of:=IF(COUNTA([.F36:.J36])=0;&quot;?&quot;;IF(COUNTA([.F36:.J36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36]&lt;&gt;&quot;&quot;;1;&quot;&quot;)" office:value-type="float" office:value="1" calcext:value-type="float">
            <text:p>1</text:p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table:formula="of:=IF([.F36]&lt;&gt;&quot;&quot;;1;&quot;&quot;)" office:value-type="float" office:value="1" calcext:value-type="float">
            <text:p>1</text:p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36:.O36];[.L$14:.O$14])*[.V36]" office:value-type="float" office:value="1" calcext:value-type="float">
            <text:p>1</text:p>
          </table:table-cell>
          <table:table-cell table:formula="of:=SUMPRODUCT([.Q36:.T36];[.Q$14:.T$14])*[.V36]" office:value-type="float" office:value="0.75" calcext:value-type="float">
            <text:p>0,75</text:p>
          </table:table-cell>
          <table:table-cell table:number-columns-repeated="988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Contenu</text:p>
          </table:table-cell>
          <table:table-cell office:value-type="string" calcext:value-type="string">
            <text:p>Informatif</text:p>
          </table:table-cell>
          <table:table-cell table:style-name="ce10"/>
          <table:table-cell table:formula="of:=IF(COUNTA([.F37:.J37])=0;&quot;?&quot;;IF(COUNTA([.F37:.J37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37]&lt;&gt;&quot;&quot;;1;&quot;&quot;)">
            <text:p/>
          </table:table-cell>
          <table:table-cell table:formula="of:=IF([.G37]&lt;&gt;&quot;&quot;;1;&quot;&quot;)">
            <text:p/>
          </table:table-cell>
          <table:table-cell table:formula="of:=IF([.H37]&lt;&gt;&quot;&quot;;1;&quot;&quot;)" office:value-type="float" office:value="1" calcext:value-type="float">
            <text:p>1</text:p>
          </table:table-cell>
          <table:table-cell table:formula="of:=IF([.I37]&lt;&gt;&quot;&quot;;1;&quot;&quot;)">
            <text:p/>
          </table:table-cell>
          <table:table-cell/>
          <table:table-cell table:formula="of:=IF([.F37]&lt;&gt;&quot;&quot;;1;&quot;&quot;)">
            <text:p/>
          </table:table-cell>
          <table:table-cell table:formula="of:=IF([.G37]&lt;&gt;&quot;&quot;;1;&quot;&quot;)">
            <text:p/>
          </table:table-cell>
          <table:table-cell table:formula="of:=IF([.H37]&lt;&gt;&quot;&quot;;1;&quot;&quot;)" office:value-type="float" office:value="1" calcext:value-type="float">
            <text:p>1</text:p>
          </table:table-cell>
          <table:table-cell table:formula="of:=IF([.I37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37:.O37];[.L$14:.O$14])*[.V37]" office:value-type="float" office:value="1.5" calcext:value-type="float">
            <text:p>1,5</text:p>
          </table:table-cell>
          <table:table-cell table:formula="of:=SUMPRODUCT([.Q37:.T37];[.Q$14:.T$14])*[.V37]" office:value-type="float" office:value="0.75" calcext:value-type="float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Concis</text:p>
          </table:table-cell>
          <table:table-cell table:style-name="ce10"/>
          <table:table-cell table:formula="of:=IF(COUNTA([.F38:.J38])=0;&quot;?&quot;;IF(COUNTA([.F38:.J38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38]&lt;&gt;&quot;&quot;;1;&quot;&quot;)">
            <text:p/>
          </table:table-cell>
          <table:table-cell table:formula="of:=IF([.G38]&lt;&gt;&quot;&quot;;1;&quot;&quot;)" office:value-type="float" office:value="1" calcext:value-type="float">
            <text:p>1</text:p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table:formula="of:=IF([.F38]&lt;&gt;&quot;&quot;;1;&quot;&quot;)">
            <text:p/>
          </table:table-cell>
          <table:table-cell table:formula="of:=IF([.G38]&lt;&gt;&quot;&quot;;1;&quot;&quot;)" office:value-type="float" office:value="1" calcext:value-type="float">
            <text:p>1</text:p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38:.O38];[.L$14:.O$14])*[.V38]" office:value-type="float" office:value="0.75" calcext:value-type="float">
            <text:p>0,75</text:p>
          </table:table-cell>
          <table:table-cell table:formula="of:=SUMPRODUCT([.Q38:.T38];[.Q$14:.T$14])*[.V38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Clair</text:p>
          </table:table-cell>
          <table:table-cell table:style-name="ce10"/>
          <table:table-cell table:formula="of:=IF(COUNTA([.F39:.J39])=0;&quot;?&quot;;IF(COUNTA([.F39:.J39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39]&lt;&gt;&quot;&quot;;1;&quot;&quot;)" office:value-type="float" office:value="1" calcext:value-type="float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 office:value-type="float" office:value="1" calcext:value-type="float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39:.O39];[.L$14:.O$14])*[.V39]" office:value-type="float" office:value="2" calcext:value-type="float">
            <text:p>2</text:p>
          </table:table-cell>
          <table:table-cell table:formula="of:=SUMPRODUCT([.Q39:.T39];[.Q$14:.T$14])*[.V39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Orthographe</text:p>
          </table:table-cell>
          <table:table-cell table:style-name="ce10"/>
          <table:table-cell table:formula="of:=IF(COUNTA([.F40:.J40])=0;&quot;?&quot;;IF(COUNTA([.F40:.J40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0]&lt;&gt;&quot;&quot;;1;&quot;&quot;)">
            <text:p/>
          </table:table-cell>
          <table:table-cell table:formula="of:=IF([.G40]&lt;&gt;&quot;&quot;;1;&quot;&quot;)" office:value-type="float" office:value="1" calcext:value-type="float">
            <text:p>1</text:p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>
            <text:p/>
          </table:table-cell>
          <table:table-cell table:formula="of:=IF([.G40]&lt;&gt;&quot;&quot;;1;&quot;&quot;)" office:value-type="float" office:value="1" calcext:value-type="float">
            <text:p>1</text:p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40:.O40];[.L$14:.O$14])*[.V40]" office:value-type="float" office:value="0.75" calcext:value-type="float">
            <text:p>0,75</text:p>
          </table:table-cell>
          <table:table-cell table:formula="of:=SUMPRODUCT([.Q40:.T40];[.Q$14:.T$14])*[.V40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Illustrations</text:p>
          </table:table-cell>
          <table:table-cell table:style-name="ce10"/>
          <table:table-cell table:formula="of:=IF(COUNTA([.F41:.J41])=0;&quot;?&quot;;IF(COUNTA([.F41:.J41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41]&lt;&gt;&quot;&quot;;1;&quot;&quot;)" office:value-type="float" office:value="1" calcext:value-type="float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 office:value-type="float" office:value="1" calcext:value-type="float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1:.O41];[.L$14:.O$14])*[.V41]" office:value-type="float" office:value="2" calcext:value-type="float">
            <text:p>2</text:p>
          </table:table-cell>
          <table:table-cell table:formula="of:=SUMPRODUCT([.Q41:.T41];[.Q$14:.T$14])*[.V41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table-cell office:value-type="string" calcext:value-type="string" table:number-columns-spanned="1" table:number-rows-spanned="7">
            <text:p>Oral</text:p>
          </table:table-cell>
          <table:table-cell office:value-type="string" calcext:value-type="string" table:number-columns-spanned="1" table:number-rows-spanned="3">
            <text:p>Présentation</text:p>
          </table:table-cell>
          <table:table-cell office:value-type="string" calcext:value-type="string">
            <text:p>Aisance</text:p>
          </table:table-cell>
          <table:table-cell table:style-name="ce10"/>
          <table:table-cell table:formula="of:=IF(COUNTA([.F42:.J42])=0;&quot;?&quot;;IF(COUNTA([.F42:.J42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 calcext:value-type="float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 calcext:value-type="float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2:.O42];[.L$14:.O$14])*[.V42]" office:value-type="float" office:value="1.5" calcext:value-type="float">
            <text:p>1,5</text:p>
          </table:table-cell>
          <table:table-cell table:formula="of:=SUMPRODUCT([.Q42:.T42];[.Q$14:.T$14])*[.V42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Tenue</text:p>
          </table:table-cell>
          <table:table-cell table:style-name="ce10"/>
          <table:table-cell table:formula="of:=IF(COUNTA([.F43:.J43])=0;&quot;?&quot;;IF(COUNTA([.F43:.J43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 calcext:value-type="float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 calcext:value-type="float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43:.O43];[.L$14:.O$14])*[.V43]" office:value-type="float" office:value="0.75" calcext:value-type="float">
            <text:p>0,75</text:p>
          </table:table-cell>
          <table:table-cell table:formula="of:=SUMPRODUCT([.Q43:.T43];[.Q$14:.T$14])*[.V43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Articulation, compréhension</text:p>
          </table:table-cell>
          <table:table-cell table:style-name="ce10"/>
          <table:table-cell table:formula="of:=IF(COUNTA([.F44:.J44])=0;&quot;?&quot;;IF(COUNTA([.F44:.J44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 calcext:value-type="float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 calcext:value-type="float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4:.O44];[.L$14:.O$14])*[.V44]" office:value-type="float" office:value="1.5" calcext:value-type="float">
            <text:p>1,5</text:p>
          </table:table-cell>
          <table:table-cell table:formula="of:=SUMPRODUCT([.Q44:.T44];[.Q$14:.T$14])*[.V44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urée</text:p>
          </table:table-cell>
          <table:table-cell office:value-type="string" calcext:value-type="string">
            <text:p>Respect</text:p>
          </table:table-cell>
          <table:table-cell table:style-name="ce10"/>
          <table:table-cell table:formula="of:=IF(COUNTA([.F45:.J45])=0;&quot;?&quot;;IF(COUNTA([.F45:.J45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45]&lt;&gt;&quot;&quot;;1;&quot;&quot;)" office:value-type="float" office:value="1" calcext:value-type="float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 office:value-type="float" office:value="1" calcext:value-type="float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45:.O45];[.L$14:.O$14])*[.V45]" office:value-type="float" office:value="1" calcext:value-type="float">
            <text:p>1</text:p>
          </table:table-cell>
          <table:table-cell table:formula="of:=SUMPRODUCT([.Q45:.T45];[.Q$14:.T$14])*[.V45]" office:value-type="float" office:value="0.75" calcext:value-type="float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Temps de parole équilibré</text:p>
          </table:table-cell>
          <table:table-cell table:style-name="ce10"/>
          <table:table-cell table:formula="of:=IF(COUNTA([.F46:.J46])=0;&quot;?&quot;;IF(COUNTA([.F46:.J46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 calcext:value-type="float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 calcext:value-type="float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6:.O46];[.L$14:.O$14])*[.V46]" office:value-type="float" office:value="1.5" calcext:value-type="float">
            <text:p>1,5</text:p>
          </table:table-cell>
          <table:table-cell table:formula="of:=SUMPRODUCT([.Q46:.T46];[.Q$14:.T$14])*[.V46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Réponses</text:p>
          </table:table-cell>
          <table:table-cell office:value-type="string" calcext:value-type="string">
            <text:p>Pertinence</text:p>
          </table:table-cell>
          <table:table-cell table:style-name="ce10"/>
          <table:table-cell table:formula="of:=IF(COUNTA([.F47:.J47])=0;&quot;?&quot;;IF(COUNTA([.F47:.J47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 calcext:value-type="float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 calcext:value-type="float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47:.O47];[.L$14:.O$14])*[.V47]" office:value-type="float" office:value="1.5" calcext:value-type="float">
            <text:p>1,5</text:p>
          </table:table-cell>
          <table:table-cell table:formula="of:=SUMPRODUCT([.Q47:.T47];[.Q$14:.T$14])*[.V47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>
            <text:p>Argumentation</text:p>
          </table:table-cell>
          <table:table-cell table:style-name="ce10"/>
          <table:table-cell table:formula="of:=IF(COUNTA([.F48:.J48])=0;&quot;?&quot;;IF(COUNTA([.F48:.J48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48]&lt;&gt;&quot;&quot;;1;&quot;&quot;)">
            <text:p/>
          </table:table-cell>
          <table:table-cell table:formula="of:=IF([.G48]&lt;&gt;&quot;&quot;;1;&quot;&quot;)" office:value-type="float" office:value="1" calcext:value-type="float">
            <text:p>1</text:p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table:formula="of:=IF([.F48]&lt;&gt;&quot;&quot;;1;&quot;&quot;)">
            <text:p/>
          </table:table-cell>
          <table:table-cell table:formula="of:=IF([.G48]&lt;&gt;&quot;&quot;;1;&quot;&quot;)" office:value-type="float" office:value="1" calcext:value-type="float">
            <text:p>1</text:p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48:.O48];[.L$14:.O$14])*[.V48]" office:value-type="float" office:value="2.25" calcext:value-type="float">
            <text:p>2,25</text:p>
          </table:table-cell>
          <table:table-cell table:formula="of:=SUMPRODUCT([.Q48:.T48];[.Q$14:.T$14])*[.V48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haute</text:p>
          </table:table-cell>
          <table:table-cell table:style-name="ce16" table:formula="of:=SUM([.X34:.X48])/[.V50]*20" office:value-type="float" office:value="15.5555555555556" calcext:value-type="float">
            <text:p>15,56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4:.V48])" office:value-type="float" office:value="27" calcext:value-type="float">
            <text:p>2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basse</text:p>
          </table:table-cell>
          <table:table-cell table:style-name="ce16" table:formula="of:=SUM([.Y34:.Y48])/[.V50]*20" office:value-type="float" office:value="10.5555555555556" calcext:value-type="float">
            <text:p>10,56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du jury</text:p>
          </table:table-cell>
          <table:table-cell table:style-name="ce17" office:value-type="float" office:value="13.5" calcext:value-type="float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calcext:value-type="string" table:number-columns-spanned="1" table:number-rows-spanned="19">
            <text:p>Travail</text:p>
          </table:table-cell>
          <table:table-cell office:value-type="string" calcext:value-type="string" table:number-columns-spanned="1" table:number-rows-spanned="6">
            <text:p>Conception</text:p>
          </table:table-cell>
          <table:table-cell office:value-type="string" calcext:value-type="string" table:number-columns-spanned="1" table:number-rows-spanned="4">
            <text:p>Générale</text:p>
          </table:table-cell>
          <table:table-cell office:value-type="string" calcext:value-type="string">
            <text:p>Clarté</text:p>
          </table:table-cell>
          <table:table-cell table:formula="of:=IF(COUNTA([.F55:.J55])=0;&quot;?&quot;;IF(COUNTA([.F55:.J55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55]&lt;&gt;&quot;&quot;;1;&quot;&quot;)">
            <text:p/>
          </table:table-cell>
          <table:table-cell table:formula="of:=IF([.G55]&lt;&gt;&quot;&quot;;1;&quot;&quot;)" office:value-type="float" office:value="1" calcext:value-type="float">
            <text:p>1</text:p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table:formula="of:=IF([.F55]&lt;&gt;&quot;&quot;;1;&quot;&quot;)">
            <text:p/>
          </table:table-cell>
          <table:table-cell table:formula="of:=IF([.G55]&lt;&gt;&quot;&quot;;1;&quot;&quot;)" office:value-type="float" office:value="1" calcext:value-type="float">
            <text:p>1</text:p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55:.O55];[.L$14:.O$14])*[.V55]" office:value-type="float" office:value="2.25" calcext:value-type="float">
            <text:p>2,25</text:p>
          </table:table-cell>
          <table:table-cell table:formula="of:=SUMPRODUCT([.Q55:.T55];[.Q$14:.T$14])*[.V55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 calcext:value-type="string">
            <text:p>Niveau de détail adéquat</text:p>
          </table:table-cell>
          <table:table-cell table:formula="of:=IF(COUNTA([.F56:.J56])=0;&quot;?&quot;;IF(COUNTA([.F56:.J56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56]&lt;&gt;&quot;&quot;;1;&quot;&quot;)" office:value-type="float" office:value="1" calcext:value-type="float">
            <text:p>1</text:p>
          </table:table-cell>
          <table:table-cell table:formula="of:=IF([.G56]&lt;&gt;&quot;&quot;;1;&quot;&quot;)">
            <text:p/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table:formula="of:=IF([.F56]&lt;&gt;&quot;&quot;;1;&quot;&quot;)" office:value-type="float" office:value="1" calcext:value-type="float">
            <text:p>1</text:p>
          </table:table-cell>
          <table:table-cell table:formula="of:=IF([.G56]&lt;&gt;&quot;&quot;;1;&quot;&quot;)">
            <text:p/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56:.O56];[.L$14:.O$14])*[.V56]" office:value-type="float" office:value="1" calcext:value-type="float">
            <text:p>1</text:p>
          </table:table-cell>
          <table:table-cell table:formula="of:=SUMPRODUCT([.Q56:.T56];[.Q$14:.T$14])*[.V56]" office:value-type="float" office:value="0.75" calcext:value-type="float">
            <text:p>0,7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 calcext:value-type="string">
            <text:p>Argumentation</text:p>
          </table:table-cell>
          <table:table-cell table:formula="of:=IF(COUNTA([.F57:.J57])=0;&quot;?&quot;;IF(COUNTA([.F57:.J57])=1;&quot;&quot;;&quot;!!!&quot;))">
            <text:p/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formula="of:=IF([.F57]&lt;&gt;&quot;&quot;;1;&quot;&quot;)">
            <text:p/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 office:value-type="float" office:value="1" calcext:value-type="float">
            <text:p>1</text:p>
          </table:table-cell>
          <table:table-cell/>
          <table:table-cell table:formula="of:=IF([.F57]&lt;&gt;&quot;&quot;;1;&quot;&quot;)">
            <text:p/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57:.O57];[.L$14:.O$14])*[.V57]" office:value-type="float" office:value="0.5" calcext:value-type="float">
            <text:p>0,5</text:p>
          </table:table-cell>
          <table:table-cell table:formula="of:=SUMPRODUCT([.Q57:.T57];[.Q$14:.T$14])*[.V5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 calcext:value-type="string">
            <text:p>Validation</text:p>
          </table:table-cell>
          <table:table-cell table:formula="of:=IF(COUNTA([.F58:.J58])=0;&quot;?&quot;;IF(COUNTA([.F58:.J58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58]&lt;&gt;&quot;&quot;;1;&quot;&quot;)">
            <text:p/>
          </table:table-cell>
          <table:table-cell table:formula="of:=IF([.G58]&lt;&gt;&quot;&quot;;1;&quot;&quot;)" office:value-type="float" office:value="1" calcext:value-type="float">
            <text:p>1</text:p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table:formula="of:=IF([.F58]&lt;&gt;&quot;&quot;;1;&quot;&quot;)">
            <text:p/>
          </table:table-cell>
          <table:table-cell table:formula="of:=IF([.G58]&lt;&gt;&quot;&quot;;1;&quot;&quot;)" office:value-type="float" office:value="1" calcext:value-type="float">
            <text:p>1</text:p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58:.O58];[.L$14:.O$14])*[.V58]" office:value-type="float" office:value="1.5" calcext:value-type="float">
            <text:p>1,5</text:p>
          </table:table-cell>
          <table:table-cell table:formula="of:=SUMPRODUCT([.Q58:.T58];[.Q$14:.T$14])*[.V58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Détaillée</text:p>
          </table:table-cell>
          <table:table-cell office:value-type="string" calcext:value-type="string">
            <text:p>Formalisation adéquate (algorithme...)</text:p>
          </table:table-cell>
          <table:table-cell table:formula="of:=IF(COUNTA([.F59:.J59])=0;&quot;?&quot;;IF(COUNTA([.F59:.J59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59]&lt;&gt;&quot;&quot;;1;&quot;&quot;)">
            <text:p/>
          </table:table-cell>
          <table:table-cell table:formula="of:=IF([.G59]&lt;&gt;&quot;&quot;;1;&quot;&quot;)">
            <text:p/>
          </table:table-cell>
          <table:table-cell table:formula="of:=IF([.H59]&lt;&gt;&quot;&quot;;1;&quot;&quot;)" office:value-type="float" office:value="1" calcext:value-type="float">
            <text:p>1</text:p>
          </table:table-cell>
          <table:table-cell table:formula="of:=IF([.I59]&lt;&gt;&quot;&quot;;1;&quot;&quot;)">
            <text:p/>
          </table:table-cell>
          <table:table-cell/>
          <table:table-cell table:formula="of:=IF([.F59]&lt;&gt;&quot;&quot;;1;&quot;&quot;)">
            <text:p/>
          </table:table-cell>
          <table:table-cell table:formula="of:=IF([.G59]&lt;&gt;&quot;&quot;;1;&quot;&quot;)">
            <text:p/>
          </table:table-cell>
          <table:table-cell table:formula="of:=IF([.H59]&lt;&gt;&quot;&quot;;1;&quot;&quot;)" office:value-type="float" office:value="1" calcext:value-type="float">
            <text:p>1</text:p>
          </table:table-cell>
          <table:table-cell table:formula="of:=IF([.I59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59:.O59];[.L$14:.O$14])*[.V59]" office:value-type="float" office:value="0.5" calcext:value-type="float">
            <text:p>0,5</text:p>
          </table:table-cell>
          <table:table-cell table:formula="of:=SUMPRODUCT([.Q59:.T59];[.Q$14:.T$14])*[.V59]" office:value-type="float" office:value="0.25" calcext:value-type="float">
            <text:p>0,2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 calcext:value-type="string">
            <text:p>Validation</text:p>
          </table:table-cell>
          <table:table-cell table:formula="of:=IF(COUNTA([.F60:.J60])=0;&quot;?&quot;;IF(COUNTA([.F60:.J60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 calcext:value-type="float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 calcext:value-type="float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0:.O60];[.L$14:.O$14])*[.V60]" office:value-type="float" office:value="1.5" calcext:value-type="float">
            <text:p>1,5</text:p>
          </table:table-cell>
          <table:table-cell table:formula="of:=SUMPRODUCT([.Q60:.T60];[.Q$14:.T$14])*[.V60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Réalisation</text:p>
          </table:table-cell>
          <table:table-cell office:value-type="string" calcext:value-type="string" table:number-columns-spanned="1" table:number-rows-spanned="2">
            <text:p>Développement</text:p>
          </table:table-cell>
          <table:table-cell office:value-type="string" calcext:value-type="string">
            <text:p>"Fonctionnalités"</text:p>
          </table:table-cell>
          <table:table-cell table:formula="of:=IF(COUNTA([.F61:.J61])=0;&quot;?&quot;;IF(COUNTA([.F61:.J61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 calcext:value-type="float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 calcext:value-type="float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61:.O61];[.L$14:.O$14])*[.V61]" office:value-type="float" office:value="2.25" calcext:value-type="float">
            <text:p>2,25</text:p>
          </table:table-cell>
          <table:table-cell table:formula="of:=SUMPRODUCT([.Q61:.T61];[.Q$14:.T$14])*[.V61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 calcext:value-type="string">
            <text:p>Volume, environnement...</text:p>
          </table:table-cell>
          <table:table-cell table:formula="of:=IF(COUNTA([.F62:.J62])=0;&quot;?&quot;;IF(COUNTA([.F62:.J62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 calcext:value-type="float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 calcext:value-type="float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62:.O62];[.L$14:.O$14])*[.V62]" office:value-type="float" office:value="0.75" calcext:value-type="float">
            <text:p>0,75</text:p>
          </table:table-cell>
          <table:table-cell table:formula="of:=SUMPRODUCT([.Q62:.T62];[.Q$14:.T$14])*[.V62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Tests (unitaires, d'intégration, fonctionnel, de performance...)</text:p>
          </table:table-cell>
          <table:covered-table-cell/>
          <table:table-cell table:formula="of:=IF(COUNTA([.F63:.J63])=0;&quot;?&quot;;IF(COUNTA([.F63:.J63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 calcext:value-type="float">
            <text:p>1</text:p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 calcext:value-type="float">
            <text:p>1</text:p>
          </table:table-cell>
          <table:table-cell table:formula="of:=IF([.I63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3:.O63];[.L$14:.O$14])*[.V63]" office:value-type="float" office:value="1" calcext:value-type="float">
            <text:p>1</text:p>
          </table:table-cell>
          <table:table-cell table:formula="of:=SUMPRODUCT([.Q63:.T63];[.Q$14:.T$14])*[.V63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Recette</text:p>
          </table:table-cell>
          <table:table-cell office:value-type="string" calcext:value-type="string" table:number-columns-spanned="2" table:number-rows-spanned="1">
            <text:p>Livraison du paquetage</text:p>
          </table:table-cell>
          <table:covered-table-cell/>
          <table:table-cell table:formula="of:=IF(COUNTA([.F64:.J64])=0;&quot;?&quot;;IF(COUNTA([.F64:.J64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 office:value-type="float" office:value="1" calcext:value-type="float">
            <text:p>1</text:p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 office:value-type="float" office:value="1" calcext:value-type="float">
            <text:p>1</text:p>
          </table:table-cell>
          <table:table-cell table:formula="of:=IF([.I64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64:.O64];[.L$14:.O$14])*[.V64]" office:value-type="float" office:value="1.5" calcext:value-type="float">
            <text:p>1,5</text:p>
          </table:table-cell>
          <table:table-cell table:formula="of:=SUMPRODUCT([.Q64:.T64];[.Q$14:.T$14])*[.V64]" office:value-type="float" office:value="0.75" calcext:value-type="float">
            <text:p>0,7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Redéploiement du paquetage</text:p>
          </table:table-cell>
          <table:covered-table-cell/>
          <table:table-cell table:formula="of:=IF(COUNTA([.F65:.J65])=0;&quot;?&quot;;IF(COUNTA([.F65:.J65])=1;&quot;&quot;;&quot;!!!&quot;))">
            <text:p/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 office:value-type="float" office:value="1" calcext:value-type="float">
            <text:p>1</text:p>
          </table:table-cell>
          <table:table-cell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5:.O65];[.L$14:.O$14])*[.V65]" office:value-type="float" office:value="0.5" calcext:value-type="float">
            <text:p>0,5</text:p>
          </table:table-cell>
          <table:table-cell table:formula="of:=SUMPRODUCT([.Q65:.T65];[.Q$14:.T$14])*[.V6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Complexité</text:p>
          </table:table-cell>
          <table:table-cell office:value-type="string" calcext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66:.J66])=0;&quot;?&quot;;IF(COUNTA([.F66:.J66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 calcext:value-type="float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 calcext:value-type="float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66:.O66];[.L$14:.O$14])*[.V66]" office:value-type="float" office:value="0.75" calcext:value-type="float">
            <text:p>0,75</text:p>
          </table:table-cell>
          <table:table-cell table:formula="of:=SUMPRODUCT([.Q66:.T66];[.Q$14:.T$14])*[.V66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table:style-name="ce7" office:value-type="string" calcext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67:.J67])=0;&quot;?&quot;;IF(COUNTA([.F67:.J67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 calcext:value-type="float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 calcext:value-type="float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7:.O67];[.L$14:.O$14])*[.V67]" office:value-type="float" office:value="1.5" calcext:value-type="float">
            <text:p>1,5</text:p>
          </table:table-cell>
          <table:table-cell table:formula="of:=SUMPRODUCT([.Q67:.T67];[.Q$14:.T$14])*[.V67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office:value-type="string" calcext:value-type="string" table:number-columns-spanned="1" table:number-rows-spanned="2">
            <text:p>Difficulté</text:p>
          </table:table-cell>
          <table:table-cell office:value-type="string" calcext:value-type="string">
            <text:p>Intrinsèque</text:p>
          </table:table-cell>
          <table:table-cell table:formula="of:=IF(COUNTA([.F68:.J68])=0;&quot;?&quot;;IF(COUNTA([.F68:.J68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 calcext:value-type="float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 calcext:value-type="float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PRODUCT([.L68:.O68];[.L$14:.O$14])*[.V68]" office:value-type="float" office:value="2.25" calcext:value-type="float">
            <text:p>2,25</text:p>
          </table:table-cell>
          <table:table-cell table:formula="of:=SUMPRODUCT([.Q68:.T68];[.Q$14:.T$14])*[.V68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covered-table-cell/>
          <table:table-cell office:value-type="string" calcext:value-type="string">
            <text:p>Vis-à-vis du binôme</text:p>
          </table:table-cell>
          <table:table-cell table:formula="of:=IF(COUNTA([.F69:.J69])=0;&quot;?&quot;;IF(COUNTA([.F69:.J69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 office:value-type="float" office:value="1" calcext:value-type="float">
            <text:p>1</text:p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 office:value-type="float" office:value="1" calcext:value-type="float">
            <text:p>1</text:p>
          </table:table-cell>
          <table:table-cell table:formula="of:=IF([.I69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69:.O69];[.L$14:.O$14])*[.V69]" office:value-type="float" office:value="1" calcext:value-type="float">
            <text:p>1</text:p>
          </table:table-cell>
          <table:table-cell table:formula="of:=SUMPRODUCT([.Q69:.T69];[.Q$14:.T$14])*[.V69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Annexes</text:p>
          </table:table-cell>
          <table:table-cell office:value-type="string" calcext:value-type="string" table:number-columns-spanned="1" table:number-rows-spanned="2">
            <text:p>Fiches d'avancement</text:p>
          </table:table-cell>
          <table:table-cell office:value-type="string" calcext:value-type="string">
            <text:p>Régularité</text:p>
          </table:table-cell>
          <table:table-cell table:formula="of:=IF(COUNTA([.F70:.J70])=0;&quot;?&quot;;IF(COUNTA([.F70:.J70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 calcext:value-type="float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 calcext:value-type="float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PRODUCT([.L70:.O70];[.L$14:.O$14])*[.V70]" office:value-type="float" office:value="0.75" calcext:value-type="float">
            <text:p>0,75</text:p>
          </table:table-cell>
          <table:table-cell table:formula="of:=SUMPRODUCT([.Q70:.T70];[.Q$14:.T$14])*[.V70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 calcext:value-type="string">
            <text:p>Détaillées</text:p>
          </table:table-cell>
          <table:table-cell table:formula="of:=IF(COUNTA([.F71:.J71])=0;&quot;?&quot;;IF(COUNTA([.F71:.J71])=1;&quot;&quot;;&quot;!!!&quot;))">
            <text:p/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 office:value-type="float" office:value="1" calcext:value-type="float">
            <text:p>1</text:p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 office:value-type="float" office:value="1" calcext:value-type="float">
            <text:p>1</text:p>
          </table:table-cell>
          <table:table-cell table:formula="of:=IF([.I71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71:.O71];[.L$14:.O$14])*[.V71]" office:value-type="float" office:value="1" calcext:value-type="float">
            <text:p>1</text:p>
          </table:table-cell>
          <table:table-cell table:formula="of:=SUMPRODUCT([.Q71:.T71];[.Q$14:.T$14])*[.V71]" office:value-type="float" office:value="0.5" calcext:value-type="float">
            <text:p>0,5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2">
            <text:p>Gantt</text:p>
          </table:table-cell>
          <table:table-cell office:value-type="string" calcext:value-type="string">
            <text:p>Prévisionnel et justifications</text:p>
          </table:table-cell>
          <table:table-cell table:formula="of:=IF(COUNTA([.F72:.J72])=0;&quot;?&quot;;IF(COUNTA([.F72:.J72])=1;&quot;&quot;;&quot;!!!&quot;))">
            <text:p/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IF([.F72]&lt;&gt;&quot;&quot;;1;&quot;&quot;)" office:value-type="float" office:value="1" calcext:value-type="float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 office:value-type="float" office:value="1" calcext:value-type="float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72:.O72];[.L$14:.O$14])*[.V72]" office:value-type="float" office:value="2" calcext:value-type="float">
            <text:p>2</text:p>
          </table:table-cell>
          <table:table-cell table:formula="of:=SUMPRODUCT([.Q72:.T72];[.Q$14:.T$14])*[.V72]" office:value-type="float" office:value="1.5" calcext:value-type="float">
            <text:p>1,5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 calcext:value-type="string">
            <text:p>Effectif, erreurs, corrections</text:p>
          </table:table-cell>
          <table:table-cell table:formula="of:=IF(COUNTA([.F73:.J73])=0;&quot;?&quot;;IF(COUNTA([.F73:.J73])=1;&quot;&quot;;&quot;!!!&quot;))">
            <text:p/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IF([.F73]&lt;&gt;&quot;&quot;;1;&quot;&quot;)">
            <text:p/>
          </table:table-cell>
          <table:table-cell table:formula="of:=IF([.G73]&lt;&gt;&quot;&quot;;1;&quot;&quot;)" office:value-type="float" office:value="1" calcext:value-type="float">
            <text:p>1</text:p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>
            <text:p/>
          </table:table-cell>
          <table:table-cell table:formula="of:=IF([.G73]&lt;&gt;&quot;&quot;;1;&quot;&quot;)" office:value-type="float" office:value="1" calcext:value-type="float">
            <text:p>1</text:p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PRODUCT([.L73:.O73];[.L$14:.O$14])*[.V73]" office:value-type="float" office:value="1.5" calcext:value-type="float">
            <text:p>1,5</text:p>
          </table:table-cell>
          <table:table-cell table:formula="of:=SUMPRODUCT([.Q73:.T73];[.Q$14:.T$14])*[.V73]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haute</text:p>
          </table:table-cell>
          <table:table-cell table:style-name="ce16" table:formula="of:=SUM([.X55:.X73])/[.V75]*20" office:value-type="float" office:value="12.972972972973" calcext:value-type="float">
            <text:p>12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55:.V73])" office:value-type="float" office:value="37" calcext:value-type="float">
            <text:p>3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basse</text:p>
          </table:table-cell>
          <table:table-cell table:style-name="ce16" table:formula="of:=SUM([.Y55:.Y73])/[.V75]*20" office:value-type="float" office:value="7.97297297297297" calcext:value-type="float">
            <text:p>7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Proposition de note du jury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PROPOSITION DE NOTE (II)</text:p>
          </table:table-cell>
          <table:table-cell table:style-name="ce12" table:formula="of:=AVERAGE([.D32];[.D53];[.D78])" office:value-type="float" office:value="12.3333333333333" calcext:value-type="float">
            <text:p>12,3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NOTE PROJET</text:p>
          </table:table-cell>
          <table:table-cell table:style-name="ce12" table:formula="of:=ROUND(AVERAGE(NoteI;NoteII)*2;0)/2" office:value-type="float" office:value="12.5" calcext:value-type="float">
            <text:p>12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</table:table>
      <table:named-expressions>
        <table:named-range table:name="NoteI" table:base-cell-address="$'Phase I'.$D$82" table:cell-range-address="$'Phase I'.$D$84"/>
        <table:named-range table:name="NoteII" table:base-cell-address="$'Phase II'.$D$84" table:cell-range-address="$'Phase II'.$D$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6:39:34.202282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6M6S</meta:editing-duration>
    <meta:editing-cycles>143</meta:editing-cycles>
    <meta:generator>LibreOffice/4.3.3.2$Linux_X86_64 LibreOffice_project/430m0$Build-2</meta:generator>
    <dc:date>2014-11-30T18:58:33.882191096</dc:date>
    <dc:creator>florent </dc:creator>
    <meta:printed-by>José Martinez</meta:printed-by>
    <meta:print-date>2010-09-17T15:56:57.10</meta:print-date>
    <meta:document-statistic meta:table-count="2" meta:cell-count="1576" meta:object-count="0"/>
    <meta:user-defined meta:name="Info 1"/>
    <meta:user-defined meta:name="Info 2"/>
    <meta:user-defined meta:name="Info 3"/>
    <meta:user-defined meta:name="Info 4"/>
  </office:meta>
</office:document-meta>
</file>